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2.44pt"/>
    </style:style>
    <style:style style:name="co3" style:family="table-column">
      <style:table-column-properties fo:break-before="auto" style:column-width="932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bold" style:text-underline-color="font-color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</style:style>
    <style:style style:name="ce7" style:family="table-cell" style:parent-style-name="Default" style:data-style-name="N131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 style:data-style-name="N61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fo:background-color="#66ff00" style:text-align-source="fix" style:repeat-content="false"/>
      <style:paragraph-properties fo:text-align="center" fo:margin-left="0pt"/>
      <style:text-properties style:text-underline-style="solid" style:text-underline-width="bold" style:text-underline-color="font-color"/>
    </style:style>
    <style:style style:name="ce10" style:family="table-cell" style:parent-style-name="Default">
      <style:table-cell-properties fo:background-color="#00ffff" style:text-align-source="fix" style:repeat-content="false"/>
      <style:paragraph-properties fo:text-align="center" fo:margin-left="0pt"/>
      <style:text-properties style:text-underline-style="solid" style:text-underline-width="bold" style:text-underline-color="font-color"/>
    </style:style>
    <style:style style:name="ce11" style:family="table-cell" style:parent-style-name="Default" style:data-style-name="N126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 style:data-style-name="N61">
      <style:table-cell-properties style:text-align-source="fix" style:repeat-content="false" fo:background-color="transparent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underline-style="solid" style:text-underline-width="bold" style:text-underline-color="font-color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16" style:family="table-cell" style:parent-style-name="Default">
      <style:table-cell-properties style:text-align-source="value-type" style:repeat-content="false" fo:background-color="transparent"/>
      <style:paragraph-properties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5" table:default-cell-style-name="ce2"/>
        <table:table-column table:style-name="co1" table:default-cell-style-name="ce4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1" table:number-columns-repeated="100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git version: 0.0.0-1998-g52a568be</text:p>
          </table:table-cell>
          <table:covered-table-cell table:number-columns-repeated="3"/>
          <table:table-cell table:number-columns-repeated="11"/>
          <table:table-cell office:value-type="string" calcext:value-type="string">
            <text:p>Low: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 table:number-columns-spanned="9" table:number-rows-spanned="1">
            <text:p>Data for: <text:s text:c="5"/>kT=2 <text:s text:c="5"/>n=0.01 <text:s text:c="4"/>fv=0 <text:s text:c="5"/>gw=0.1 <text:s text:c="7"/>inclusion radius = 4.0 <text:s text:c="17"/>lattice_constant = <text:s/></text:p>
          </table:table-cell>
          <table:covered-table-cell table:number-columns-repeated="4"/>
          <table:covered-table-cell table:style-name="Default"/>
          <table:covered-table-cell table:number-columns-repeated="3"/>
          <table:table-cell table:style-name="Default" table:number-columns-spanned="3" table:number-rows-spanned="1"/>
          <table:covered-table-cell table:number-columns-repeated="2"/>
          <table:table-cell table:number-columns-repeated="3"/>
          <table:table-cell office:value-type="string" calcext:value-type="string">
            <text:p>High:</text:p>
          </table:table-cell>
          <table:table-cell table:number-columns-repeated="100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dx</text:p>
          </table:table-cell>
          <table:table-cell table:style-name="ce3" office:value-type="string" calcext:value-type="string">
            <text:p>Numpts/seed</text:p>
          </table:table-cell>
          <table:table-cell table:style-name="ce3" office:value-type="string" calcext:value-type="string">
            <text:p>hFideal/vol</text:p>
          </table:table-cell>
          <table:table-cell table:style-name="ce3" office:value-type="string" calcext:value-type="string">
            <text:p>hphi_1</text:p>
          </table:table-cell>
          <table:table-cell table:style-name="ce3" office:value-type="string" calcext:value-type="string">
            <text:p>Hphi_2</text:p>
          </table:table-cell>
          <table:table-cell table:style-name="ce3" office:value-type="string" calcext:value-type="string">
            <text:p>hphi_3</text:p>
          </table:table-cell>
          <table:table-cell table:style-name="ce9" office:value-type="string" calcext:value-type="string">
            <text:p>hFE/vol</text:p>
          </table:table-cell>
          <table:table-cell table:style-name="ce9" office:value-type="string" calcext:value-type="string">
            <text:p>hFE/atom</text:p>
          </table:table-cell>
          <table:table-cell table:style-name="ce3" office:value-type="string" calcext:value-type="string">
            <text:p>Cphi_1</text:p>
          </table:table-cell>
          <table:table-cell table:style-name="ce3" office:value-type="string" calcext:value-type="string">
            <text:p>Cphi_2</text:p>
          </table:table-cell>
          <table:table-cell table:style-name="ce3" office:value-type="string" calcext:value-type="string">
            <text:p>Cphi_3</text:p>
          </table:table-cell>
          <table:table-cell table:style-name="ce3" office:value-type="string" calcext:value-type="string">
            <text:p>cFideal/vol</text:p>
          </table:table-cell>
          <table:table-cell table:style-name="ce3" office:value-type="string" calcext:value-type="string">
            <text:p>cExcess/vol</text:p>
          </table:table-cell>
          <table:table-cell table:style-name="ce9" office:value-type="string" calcext:value-type="string">
            <text:p>cFE/vol</text:p>
          </table:table-cell>
          <table:table-cell table:style-name="ce9" office:value-type="string" calcext:value-type="string">
            <text:p>cFE/atom</text:p>
          </table:table-cell>
          <table:table-cell table:style-name="ce10" office:value-type="string" calcext:value-type="string">
            <text:p>DiffFE/atom</text:p>
          </table:table-cell>
          <table:table-cell table:style-name="ce3" office:value-type="string" calcext:value-type="string">
            <text:p>hours</text:p>
          </table:table-cell>
          <table:table-cell table:style-name="ce13" office:value-type="string" calcext:value-type="string">
            <text:p>“Feh”</text:p>
          </table:table-cell>
          <table:table-cell table:number-columns-repeated="100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string" calcext:value-type="string">
            <text:p>8000000/1</text:p>
          </table:table-cell>
          <table:table-cell table:style-name="ce7" office:value-type="float" office:value="-0.389743444041456" calcext:value-type="float">
            <text:p>-0.389743444</text:p>
          </table:table-cell>
          <table:table-cell office:value-type="float" office:value="-0.00010275472656378" calcext:value-type="float">
            <text:p>-0.000102754726564</text:p>
          </table:table-cell>
          <table:table-cell office:value-type="float" office:value="0.00030591398133388" calcext:value-type="float">
            <text:p>0.000305913981334</text:p>
          </table:table-cell>
          <table:table-cell table:style-name="ce8" office:value-type="float" office:value="0.000000788254403274851" calcext:value-type="float">
            <text:p>7.88E-07</text:p>
          </table:table-cell>
          <table:table-cell office:value-type="float" office:value="-0.389334" calcext:value-type="float">
            <text:p>-0.389334</text:p>
          </table:table-cell>
          <table:table-cell office:value-type="float" office:value="-38.9334" calcext:value-type="float">
            <text:p>-38.9334</text:p>
          </table:table-cell>
          <table:table-cell office:value-type="float" office:value="0.0491916" calcext:value-type="float">
            <text:p>0.0491916</text:p>
          </table:table-cell>
          <table:table-cell office:value-type="float" office:value="-0.120292" calcext:value-type="float">
            <text:p>-0.120292</text:p>
          </table:table-cell>
          <table:table-cell office:value-type="float" office:value="0.0049195" calcext:value-type="float">
            <text:p>0.0049195</text:p>
          </table:table-cell>
          <table:table-cell office:value-type="float" office:value="-0.244621" calcext:value-type="float">
            <text:p>-0.244621</text:p>
          </table:table-cell>
          <table:table-cell office:value-type="float" office:value="-0.0661811" calcext:value-type="float">
            <text:p>-0.0661811</text:p>
          </table:table-cell>
          <table:table-cell office:value-type="float" office:value="-0.31802" calcext:value-type="float">
            <text:p>-0.31802</text:p>
          </table:table-cell>
          <table:table-cell office:value-type="float" office:value="-31.0802" calcext:value-type="float">
            <text:p>-31.0802</text:p>
          </table:table-cell>
          <table:table-cell office:value-type="float" office:value="7.85318" calcext:value-type="float">
            <text:p>7.85318</text:p>
          </table:table-cell>
          <table:table-cell table:style-name="ce8" office:value-type="float" office:value="4.13" calcext:value-type="float">
            <text:p>4.13E+00</text:p>
          </table:table-cell>
          <table:table-cell office:value-type="string" calcext:value-type="string">
            <text:p>**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dx</text:p>
          </table:table-cell>
          <table:table-cell table:style-name="ce3" office:value-type="string" calcext:value-type="string">
            <text:p>Numpts/seed</text:p>
          </table:table-cell>
          <table:table-cell table:style-name="ce3" office:value-type="string" calcext:value-type="string">
            <text:p>hFideal/vol</text:p>
          </table:table-cell>
          <table:table-cell table:style-name="ce3" office:value-type="string" calcext:value-type="string">
            <text:p>hphi_1</text:p>
          </table:table-cell>
          <table:table-cell table:style-name="ce3" office:value-type="string" calcext:value-type="string">
            <text:p>Hphi_2</text:p>
          </table:table-cell>
          <table:table-cell table:style-name="ce3" office:value-type="string" calcext:value-type="string">
            <text:p>hphi_3</text:p>
          </table:table-cell>
          <table:table-cell table:style-name="ce9" office:value-type="string" calcext:value-type="string">
            <text:p>hFE/vol</text:p>
          </table:table-cell>
          <table:table-cell table:style-name="ce9" office:value-type="string" calcext:value-type="string">
            <text:p>hFE/atom</text:p>
          </table:table-cell>
          <table:table-cell table:style-name="ce3" office:value-type="string" calcext:value-type="string">
            <text:p>Cphi_1</text:p>
          </table:table-cell>
          <table:table-cell table:style-name="ce3" office:value-type="string" calcext:value-type="string">
            <text:p>Cphi_2</text:p>
          </table:table-cell>
          <table:table-cell table:style-name="ce3" office:value-type="string" calcext:value-type="string">
            <text:p>Cphi_3</text:p>
          </table:table-cell>
          <table:table-cell table:style-name="ce3" office:value-type="string" calcext:value-type="string">
            <text:p>cFideal/vol</text:p>
          </table:table-cell>
          <table:table-cell table:style-name="ce3" office:value-type="string" calcext:value-type="string">
            <text:p>cExcess/vol</text:p>
          </table:table-cell>
          <table:table-cell table:style-name="ce9" office:value-type="string" calcext:value-type="string">
            <text:p>cFE/vol</text:p>
          </table:table-cell>
          <table:table-cell table:style-name="ce9" office:value-type="string" calcext:value-type="string">
            <text:p>cFE/atom</text:p>
          </table:table-cell>
          <table:table-cell table:style-name="ce10" office:value-type="string" calcext:value-type="string">
            <text:p>DiffFE/atom</text:p>
          </table:table-cell>
          <table:table-cell table:style-name="ce3" office:value-type="string" calcext:value-type="string">
            <text:p>hours</text:p>
          </table:table-cell>
          <table:table-cell table:style-name="ce13" office:value-type="string" calcext:value-type="string">
            <text:p>“Feh”</text:p>
          </table:table-cell>
          <table:table-cell table:number-columns-repeated="100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string" calcext:value-type="string">
            <text:p>800000/1</text:p>
          </table:table-cell>
          <table:table-cell table:style-name="ce7" office:value-type="float" office:value="-0.389743444041456" calcext:value-type="float">
            <text:p>-0.389743444</text:p>
          </table:table-cell>
          <table:table-cell office:value-type="float" office:value="-0.00010275472656378" calcext:value-type="float">
            <text:p>-0.000102754726564</text:p>
          </table:table-cell>
          <table:table-cell office:value-type="float" office:value="0.00030591398133388" calcext:value-type="float">
            <text:p>0.000305913981334</text:p>
          </table:table-cell>
          <table:table-cell table:style-name="ce8" office:value-type="float" office:value="0.000000788254403274851" calcext:value-type="float">
            <text:p>7.88E-07</text:p>
          </table:table-cell>
          <table:table-cell office:value-type="float" office:value="-0.389334" calcext:value-type="float">
            <text:p>-0.389334</text:p>
          </table:table-cell>
          <table:table-cell office:value-type="float" office:value="-38.9334" calcext:value-type="float">
            <text:p>-38.9334</text:p>
          </table:table-cell>
          <table:table-cell office:value-type="float" office:value="0.0494192" calcext:value-type="float">
            <text:p>0.0494192</text:p>
          </table:table-cell>
          <table:table-cell office:value-type="float" office:value="-0.120416" calcext:value-type="float">
            <text:p>-0.120416</text:p>
          </table:table-cell>
          <table:table-cell office:value-type="float" office:value="0.00491931" calcext:value-type="float">
            <text:p>0.00491931</text:p>
          </table:table-cell>
          <table:table-cell office:value-type="float" office:value="-0.244621" calcext:value-type="float">
            <text:p>-0.244621</text:p>
          </table:table-cell>
          <table:table-cell office:value-type="float" office:value="-0.0660775" calcext:value-type="float">
            <text:p>-0.0660775</text:p>
          </table:table-cell>
          <table:table-cell office:value-type="float" office:value="-0.310698" calcext:value-type="float">
            <text:p>-0.310698</text:p>
          </table:table-cell>
          <table:table-cell office:value-type="float" office:value="-31.0698" calcext:value-type="float">
            <text:p>-31.0698</text:p>
          </table:table-cell>
          <table:table-cell office:value-type="float" office:value="7.86355" calcext:value-type="float">
            <text:p>7.86355</text:p>
          </table:table-cell>
          <table:table-cell table:style-name="ce8" office:value-type="float" office:value="0.4125" calcext:value-type="float">
            <text:p>4.13E-01</text:p>
          </table:table-cell>
          <table:table-cell office:value-type="string" calcext:value-type="string">
            <text:p>**</text:p>
          </table:table-cell>
          <table:table-cell table:number-columns-repeated="1006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string" calcext:value-type="string">
            <text:p>800000/1</text:p>
          </table:table-cell>
          <table:table-cell table:style-name="ce7" office:value-type="float" office:value="-0.389743444041456" calcext:value-type="float">
            <text:p>-0.389743444</text:p>
          </table:table-cell>
          <table:table-cell office:value-type="float" office:value="-0.00010275472656378" calcext:value-type="float">
            <text:p>-0.000102754726564</text:p>
          </table:table-cell>
          <table:table-cell office:value-type="float" office:value="0.00030591398133388" calcext:value-type="float">
            <text:p>0.000305913981334</text:p>
          </table:table-cell>
          <table:table-cell table:style-name="ce8" office:value-type="float" office:value="0.000000788254403274851" calcext:value-type="float">
            <text:p>7.88E-07</text:p>
          </table:table-cell>
          <table:table-cell office:value-type="float" office:value="-0.389334" calcext:value-type="float">
            <text:p>-0.389334</text:p>
          </table:table-cell>
          <table:table-cell office:value-type="float" office:value="-38.9334" calcext:value-type="float">
            <text:p>-38.9334</text:p>
          </table:table-cell>
          <table:table-cell office:value-type="float" office:value="0.0514004" calcext:value-type="float">
            <text:p>0.0514004</text:p>
          </table:table-cell>
          <table:table-cell office:value-type="float" office:value="-0.131684" calcext:value-type="float">
            <text:p>-0.131684</text:p>
          </table:table-cell>
          <table:table-cell office:value-type="float" office:value="0.00474493" calcext:value-type="float">
            <text:p>0.00474493</text:p>
          </table:table-cell>
          <table:table-cell office:value-type="float" office:value="-0.244621" calcext:value-type="float">
            <text:p>-0.244621</text:p>
          </table:table-cell>
          <table:table-cell office:value-type="float" office:value="-0.0755392" calcext:value-type="float">
            <text:p>-0.0755392</text:p>
          </table:table-cell>
          <table:table-cell office:value-type="float" office:value="-0.32016" calcext:value-type="float">
            <text:p>-0.32016</text:p>
          </table:table-cell>
          <table:table-cell office:value-type="float" office:value="-32.016" calcext:value-type="float">
            <text:p>-32.016</text:p>
          </table:table-cell>
          <table:table-cell office:value-type="float" office:value="6.91736" calcext:value-type="float">
            <text:p>6.91736</text:p>
          </table:table-cell>
          <table:table-cell table:style-name="ce8" office:value-type="float" office:value="0.5671" calcext:value-type="float">
            <text:p>5.67E-01</text:p>
          </table:table-cell>
          <table:table-cell office:value-type="string" calcext:value-type="string">
            <text:p>**</text:p>
          </table:table-cell>
          <table:table-cell table:number-columns-repeated="1006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string" calcext:value-type="string">
            <text:p>800000/1</text:p>
          </table:table-cell>
          <table:table-cell table:number-columns-repeated="14"/>
          <table:table-cell table:style-name="ce8"/>
          <table:table-cell table:number-columns-repeated="1007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string" calcext:value-type="string">
            <text:p>800000/1</text:p>
          </table:table-cell>
          <table:table-cell table:number-columns-repeated="14"/>
          <table:table-cell table:style-name="ce8"/>
          <table:table-cell table:number-columns-repeated="1007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string" calcext:value-type="string">
            <text:p>800000/1</text:p>
          </table:table-cell>
          <table:table-cell table:number-columns-repeated="14"/>
          <table:table-cell table:style-name="ce8"/>
          <table:table-cell table:number-columns-repeated="1007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string" calcext:value-type="string">
            <text:p>800000/1</text:p>
          </table:table-cell>
          <table:table-cell table:number-columns-repeated="14"/>
          <table:table-cell table:style-name="ce8"/>
          <table:table-cell table:number-columns-repeated="1007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string" calcext:value-type="string">
            <text:p>800000/1</text:p>
          </table:table-cell>
          <table:table-cell table:number-columns-repeated="14"/>
          <table:table-cell table:style-name="ce8"/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dx</text:p>
          </table:table-cell>
          <table:table-cell table:style-name="ce3" office:value-type="string" calcext:value-type="string">
            <text:p>Numpts/seed</text:p>
          </table:table-cell>
          <table:table-cell table:style-name="ce3" office:value-type="string" calcext:value-type="string">
            <text:p>hFideal/vol</text:p>
          </table:table-cell>
          <table:table-cell table:style-name="ce3" office:value-type="string" calcext:value-type="string">
            <text:p>hphi_1</text:p>
          </table:table-cell>
          <table:table-cell table:style-name="ce3" office:value-type="string" calcext:value-type="string">
            <text:p>Hphi_2</text:p>
          </table:table-cell>
          <table:table-cell table:style-name="ce3" office:value-type="string" calcext:value-type="string">
            <text:p>hphi_3</text:p>
          </table:table-cell>
          <table:table-cell table:style-name="ce9" office:value-type="string" calcext:value-type="string">
            <text:p>hFE/vol</text:p>
          </table:table-cell>
          <table:table-cell table:style-name="ce9" office:value-type="string" calcext:value-type="string">
            <text:p>hFE/atom</text:p>
          </table:table-cell>
          <table:table-cell table:style-name="ce3" office:value-type="string" calcext:value-type="string">
            <text:p>Cphi_1</text:p>
          </table:table-cell>
          <table:table-cell table:style-name="ce3" office:value-type="string" calcext:value-type="string">
            <text:p>Cphi_2</text:p>
          </table:table-cell>
          <table:table-cell table:style-name="ce3" office:value-type="string" calcext:value-type="string">
            <text:p>Cphi_3</text:p>
          </table:table-cell>
          <table:table-cell table:style-name="ce3" office:value-type="string" calcext:value-type="string">
            <text:p>cFideal/vol</text:p>
          </table:table-cell>
          <table:table-cell table:style-name="ce3" office:value-type="string" calcext:value-type="string">
            <text:p>cExcess/vol</text:p>
          </table:table-cell>
          <table:table-cell table:style-name="ce9" office:value-type="string" calcext:value-type="string">
            <text:p>cFE/vol</text:p>
          </table:table-cell>
          <table:table-cell table:style-name="ce9" office:value-type="string" calcext:value-type="string">
            <text:p>cFE/atom</text:p>
          </table:table-cell>
          <table:table-cell table:style-name="ce10" office:value-type="string" calcext:value-type="string">
            <text:p>DiffFE/atom</text:p>
          </table:table-cell>
          <table:table-cell table:style-name="ce3" office:value-type="string" calcext:value-type="string">
            <text:p>hours</text:p>
          </table:table-cell>
          <table:table-cell table:style-name="ce13" office:value-type="string" calcext:value-type="string">
            <text:p>“Feh”</text:p>
          </table:table-cell>
          <table:table-cell table:number-columns-repeated="100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string" calcext:value-type="string">
            <text:p>80000/1</text:p>
          </table:table-cell>
          <table:table-cell table:style-name="ce7" office:value-type="float" office:value="-0.389743444041456" calcext:value-type="float">
            <text:p>-0.389743444</text:p>
          </table:table-cell>
          <table:table-cell office:value-type="float" office:value="-0.00010275472656378" calcext:value-type="float">
            <text:p>-0.000102754726564</text:p>
          </table:table-cell>
          <table:table-cell office:value-type="float" office:value="0.00030591398133388" calcext:value-type="float">
            <text:p>0.000305913981334</text:p>
          </table:table-cell>
          <table:table-cell table:style-name="ce8" office:value-type="float" office:value="0.000000788254403274851" calcext:value-type="float">
            <text:p>7.88E-07</text:p>
          </table:table-cell>
          <table:table-cell office:value-type="float" office:value="-0.389334" calcext:value-type="float">
            <text:p>-0.389334</text:p>
          </table:table-cell>
          <table:table-cell office:value-type="float" office:value="-38.9334" calcext:value-type="float">
            <text:p>-38.9334</text:p>
          </table:table-cell>
          <table:table-cell office:value-type="float" office:value="0.0487645" calcext:value-type="float">
            <text:p>0.0487645</text:p>
          </table:table-cell>
          <table:table-cell office:value-type="float" office:value="-0.120191" calcext:value-type="float">
            <text:p>-0.120191</text:p>
          </table:table-cell>
          <table:table-cell office:value-type="float" office:value="0.00490419" calcext:value-type="float">
            <text:p>0.00490419</text:p>
          </table:table-cell>
          <table:table-cell office:value-type="float" office:value="-0.244621" calcext:value-type="float">
            <text:p>-0.244621</text:p>
          </table:table-cell>
          <table:table-cell office:value-type="float" office:value="-0.066522" calcext:value-type="float">
            <text:p>-0.066522</text:p>
          </table:table-cell>
          <table:table-cell office:value-type="float" office:value="-0.311143" calcext:value-type="float">
            <text:p>-0.311143</text:p>
          </table:table-cell>
          <table:table-cell office:value-type="float" office:value="-31.1143" calcext:value-type="float">
            <text:p>-31.1143</text:p>
          </table:table-cell>
          <table:table-cell office:value-type="float" office:value="7.81909" calcext:value-type="float">
            <text:p>7.81909</text:p>
          </table:table-cell>
          <table:table-cell table:style-name="ce8" office:value-type="float" office:value="0.04153" calcext:value-type="float">
            <text:p>4.15E-02</text:p>
          </table:table-cell>
          <table:table-cell office:value-type="string" calcext:value-type="string">
            <text:p>**</text:p>
          </table:table-cell>
          <table:table-cell table:number-columns-repeated="1006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string" calcext:value-type="string">
            <text:p>80000/1</text:p>
          </table:table-cell>
          <table:table-cell table:number-columns-repeated="14"/>
          <table:table-cell table:style-name="ce8"/>
          <table:table-cell table:number-columns-repeated="1007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string" calcext:value-type="string">
            <text:p>80000/1</text:p>
          </table:table-cell>
          <table:table-cell table:number-columns-repeated="14"/>
          <table:table-cell table:style-name="ce8"/>
          <table:table-cell table:number-columns-repeated="1007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string" calcext:value-type="string">
            <text:p>80000/1</text:p>
          </table:table-cell>
          <table:table-cell table:number-columns-repeated="14"/>
          <table:table-cell table:style-name="ce8"/>
          <table:table-cell table:number-columns-repeated="1007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string" calcext:value-type="string">
            <text:p>80000/1</text:p>
          </table:table-cell>
          <table:table-cell table:number-columns-repeated="14"/>
          <table:table-cell table:style-name="ce8"/>
          <table:table-cell table:number-columns-repeated="1007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string" calcext:value-type="string">
            <text:p>80000/1</text:p>
          </table:table-cell>
          <table:table-cell table:number-columns-repeated="14"/>
          <table:table-cell table:style-name="ce8"/>
          <table:table-cell table:number-columns-repeated="1007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string" calcext:value-type="string">
            <text:p>80000/1</text:p>
          </table:table-cell>
          <table:table-cell table:number-columns-repeated="14"/>
          <table:table-cell table:style-name="ce11"/>
          <table:table-cell table:number-columns-repeated="1007"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string" calcext:value-type="string">
            <text:p>80000/1</text:p>
          </table:table-cell>
          <table:table-cell table:number-columns-repeated="14"/>
          <table:table-cell table:style-name="ce8"/>
          <table:table-cell table:number-columns-repeated="1007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string" calcext:value-type="string">
            <text:p>80000/1</text:p>
          </table:table-cell>
          <table:table-cell table:number-columns-repeated="14"/>
          <table:table-cell table:style-name="ce8"/>
          <table:table-cell table:number-columns-repeated="1007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string" calcext:value-type="string">
            <text:p>80000/1</text:p>
          </table:table-cell>
          <table:table-cell table:number-columns-repeated="14"/>
          <table:table-cell table:style-name="ce8"/>
          <table:table-cell table:number-columns-repeated="1007"/>
        </table:table-row>
        <table:table-row table:style-name="ro1" table:number-rows-repeated="2">
          <table:table-cell table:number-columns-repeated="16"/>
          <table:table-cell table:style-name="ce8"/>
          <table:table-cell table:number-columns-repeated="1007"/>
        </table:table-row>
        <table:table-row table:style-name="ro1">
          <table:table-cell table:style-name="ce3" office:value-type="string" calcext:value-type="string">
            <text:p>dx</text:p>
          </table:table-cell>
          <table:table-cell table:style-name="ce3" office:value-type="string" calcext:value-type="string">
            <text:p>Numpts/seed</text:p>
          </table:table-cell>
          <table:table-cell table:style-name="ce3" office:value-type="string" calcext:value-type="string">
            <text:p>hFideal/vol</text:p>
          </table:table-cell>
          <table:table-cell table:style-name="ce3" office:value-type="string" calcext:value-type="string">
            <text:p>hphi_1</text:p>
          </table:table-cell>
          <table:table-cell table:style-name="ce3" office:value-type="string" calcext:value-type="string">
            <text:p>Hphi_2</text:p>
          </table:table-cell>
          <table:table-cell table:style-name="ce3" office:value-type="string" calcext:value-type="string">
            <text:p>hphi_3</text:p>
          </table:table-cell>
          <table:table-cell table:style-name="ce9" office:value-type="string" calcext:value-type="string">
            <text:p>hFE/vol</text:p>
          </table:table-cell>
          <table:table-cell table:style-name="ce9" office:value-type="string" calcext:value-type="string">
            <text:p>hFE/atom</text:p>
          </table:table-cell>
          <table:table-cell table:style-name="ce3" office:value-type="string" calcext:value-type="string">
            <text:p>Cphi_1</text:p>
          </table:table-cell>
          <table:table-cell table:style-name="ce3" office:value-type="string" calcext:value-type="string">
            <text:p>Cphi_2</text:p>
          </table:table-cell>
          <table:table-cell table:style-name="ce3" office:value-type="string" calcext:value-type="string">
            <text:p>Cphi_3</text:p>
          </table:table-cell>
          <table:table-cell table:style-name="ce3" office:value-type="string" calcext:value-type="string">
            <text:p>cFideal/vol</text:p>
          </table:table-cell>
          <table:table-cell table:style-name="ce3" office:value-type="string" calcext:value-type="string">
            <text:p>cExcess/vol</text:p>
          </table:table-cell>
          <table:table-cell table:style-name="ce9" office:value-type="string" calcext:value-type="string">
            <text:p>cFE/vol</text:p>
          </table:table-cell>
          <table:table-cell table:style-name="ce9" office:value-type="string" calcext:value-type="string">
            <text:p>cFE/atom</text:p>
          </table:table-cell>
          <table:table-cell table:style-name="ce10" office:value-type="string" calcext:value-type="string">
            <text:p>DiffFE/atom</text:p>
          </table:table-cell>
          <table:table-cell table:style-name="ce3" office:value-type="string" calcext:value-type="string">
            <text:p>hours</text:p>
          </table:table-cell>
          <table:table-cell table:style-name="ce13" office:value-type="string" calcext:value-type="string">
            <text:p>“Feh”</text:p>
          </table:table-cell>
          <table:table-cell table:style-name="ce13" table:number-columns-repeated="1003"/>
          <table:table-cell table:style-name="ce3"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string" calcext:value-type="string">
            <text:p>8000/1</text:p>
          </table:table-cell>
          <table:table-cell table:style-name="ce7" office:value-type="float" office:value="-0.389743444041456" calcext:value-type="float">
            <text:p>-0.389743444</text:p>
          </table:table-cell>
          <table:table-cell office:value-type="float" office:value="-0.00010275472656378" calcext:value-type="float">
            <text:p>-0.000102754726564</text:p>
          </table:table-cell>
          <table:table-cell office:value-type="float" office:value="0.00030591398133388" calcext:value-type="float">
            <text:p>0.000305913981334</text:p>
          </table:table-cell>
          <table:table-cell table:style-name="ce8" office:value-type="float" office:value="0.000000788254403274851" calcext:value-type="float">
            <text:p>7.88E-07</text:p>
          </table:table-cell>
          <table:table-cell office:value-type="float" office:value="-0.389334" calcext:value-type="float">
            <text:p>-0.389334</text:p>
          </table:table-cell>
          <table:table-cell office:value-type="float" office:value="-38.9334" calcext:value-type="float">
            <text:p>-38.9334</text:p>
          </table:table-cell>
          <table:table-cell office:value-type="float" office:value="0.0492588" calcext:value-type="float">
            <text:p>0.0492588</text:p>
          </table:table-cell>
          <table:table-cell office:value-type="float" office:value="-0.122174" calcext:value-type="float">
            <text:p>-0.122174</text:p>
          </table:table-cell>
          <table:table-cell office:value-type="float" office:value="0.00488599" calcext:value-type="float">
            <text:p>0.00488599</text:p>
          </table:table-cell>
          <table:table-cell office:value-type="float" office:value="-0.244621" calcext:value-type="float">
            <text:p>-0.244621</text:p>
          </table:table-cell>
          <table:table-cell office:value-type="float" office:value="-0.0680292" calcext:value-type="float">
            <text:p>-0.0680292</text:p>
          </table:table-cell>
          <table:table-cell office:value-type="float" office:value="-0.31265" calcext:value-type="float">
            <text:p>-0.31265</text:p>
          </table:table-cell>
          <table:table-cell office:value-type="float" office:value="-31.265" calcext:value-type="float">
            <text:p>-31.265</text:p>
          </table:table-cell>
          <table:table-cell office:value-type="float" office:value="7.66838" calcext:value-type="float">
            <text:p>7.66838</text:p>
          </table:table-cell>
          <table:table-cell table:style-name="ce8" office:value-type="float" office:value="0.00421" calcext:value-type="float">
            <text:p>4.21E-03</text:p>
          </table:table-cell>
          <table:table-cell table:style-name="ce4" office:value-type="string" calcext:value-type="string">
            <text:p>**</text:p>
          </table:table-cell>
          <table:table-cell table:number-columns-repeated="1006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string" calcext:value-type="string">
            <text:p>8000/1</text:p>
          </table:table-cell>
          <table:table-cell table:style-name="ce7" office:value-type="float" office:value="-0.389743444041456" calcext:value-type="float">
            <text:p>-0.389743444</text:p>
          </table:table-cell>
          <table:table-cell office:value-type="float" office:value="-0.00010275472656378" calcext:value-type="float">
            <text:p>-0.000102754726564</text:p>
          </table:table-cell>
          <table:table-cell office:value-type="float" office:value="0.00030591398133388" calcext:value-type="float">
            <text:p>0.000305913981334</text:p>
          </table:table-cell>
          <table:table-cell table:style-name="ce8" office:value-type="float" office:value="0.000000788254403274851" calcext:value-type="float">
            <text:p>7.88E-07</text:p>
          </table:table-cell>
          <table:table-cell office:value-type="float" office:value="-0.389334" calcext:value-type="float">
            <text:p>-0.389334</text:p>
          </table:table-cell>
          <table:table-cell office:value-type="float" office:value="-38.9334" calcext:value-type="float">
            <text:p>-38.9334</text:p>
          </table:table-cell>
          <table:table-cell office:value-type="float" office:value="0.0520724" calcext:value-type="float">
            <text:p>0.0520724</text:p>
          </table:table-cell>
          <table:table-cell office:value-type="float" office:value="-0.132889" calcext:value-type="float">
            <text:p>-0.132889</text:p>
          </table:table-cell>
          <table:table-cell office:value-type="float" office:value="0.00473719" calcext:value-type="float">
            <text:p>0.00473719</text:p>
          </table:table-cell>
          <table:table-cell office:value-type="float" office:value="-0.244621" calcext:value-type="float">
            <text:p>-0.244621</text:p>
          </table:table-cell>
          <table:table-cell office:value-type="float" office:value="-0.0760795" calcext:value-type="float">
            <text:p>-0.0760795</text:p>
          </table:table-cell>
          <table:table-cell office:value-type="float" office:value="-0.320701" calcext:value-type="float">
            <text:p>-0.320701</text:p>
          </table:table-cell>
          <table:table-cell office:value-type="float" office:value="-32.0701" calcext:value-type="float">
            <text:p>-32.0701</text:p>
          </table:table-cell>
          <table:table-cell office:value-type="float" office:value="6.86333" calcext:value-type="float">
            <text:p>6.86333</text:p>
          </table:table-cell>
          <table:table-cell table:style-name="ce8" office:value-type="float" office:value="0.00568" calcext:value-type="float">
            <text:p>5.68E-03</text:p>
          </table:table-cell>
          <table:table-cell office:value-type="string" calcext:value-type="string">
            <text:p>**</text:p>
          </table:table-cell>
          <table:table-cell table:number-columns-repeated="1006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string" calcext:value-type="string">
            <text:p>8000/1</text:p>
          </table:table-cell>
          <table:table-cell table:style-name="ce7" office:value-type="float" office:value="-0.389743444041456" calcext:value-type="float">
            <text:p>-0.389743444</text:p>
          </table:table-cell>
          <table:table-cell office:value-type="float" office:value="-0.00010275472656378" calcext:value-type="float">
            <text:p>-0.000102754726564</text:p>
          </table:table-cell>
          <table:table-cell office:value-type="float" office:value="0.00030591398133388" calcext:value-type="float">
            <text:p>0.000305913981334</text:p>
          </table:table-cell>
          <table:table-cell table:style-name="ce8" office:value-type="float" office:value="0.000000788254403274851" calcext:value-type="float">
            <text:p>7.88E-07</text:p>
          </table:table-cell>
          <table:table-cell office:value-type="float" office:value="-0.389334" calcext:value-type="float">
            <text:p>-0.389334</text:p>
          </table:table-cell>
          <table:table-cell office:value-type="float" office:value="-38.9334" calcext:value-type="float">
            <text:p>-38.9334</text:p>
          </table:table-cell>
          <table:table-cell office:value-type="float" office:value="0.0560867" calcext:value-type="float">
            <text:p>0.0560867</text:p>
          </table:table-cell>
          <table:table-cell office:value-type="float" office:value="-0.146973" calcext:value-type="float">
            <text:p>-0.146973</text:p>
          </table:table-cell>
          <table:table-cell office:value-type="float" office:value="0.00452862" calcext:value-type="float">
            <text:p>0.00452862</text:p>
          </table:table-cell>
          <table:table-cell office:value-type="float" office:value="-0.244621" calcext:value-type="float">
            <text:p>-0.244621</text:p>
          </table:table-cell>
          <table:table-cell office:value-type="float" office:value="-0.0863574" calcext:value-type="float">
            <text:p>-0.0863574</text:p>
          </table:table-cell>
          <table:table-cell office:value-type="float" office:value="-0.330979" calcext:value-type="float">
            <text:p>-0.330979</text:p>
          </table:table-cell>
          <table:table-cell office:value-type="float" office:value="-33.0979" calcext:value-type="float">
            <text:p>-33.0979</text:p>
          </table:table-cell>
          <table:table-cell office:value-type="float" office:value="5.83554" calcext:value-type="float">
            <text:p>5.83554</text:p>
          </table:table-cell>
          <table:table-cell table:style-name="ce8" office:value-type="float" office:value="0.00873" calcext:value-type="float">
            <text:p>8.73E-03</text:p>
          </table:table-cell>
          <table:table-cell office:value-type="string" calcext:value-type="string">
            <text:p>**</text:p>
          </table:table-cell>
          <table:table-cell table:number-columns-repeated="1006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string" calcext:value-type="string">
            <text:p>8000/1</text:p>
          </table:table-cell>
          <table:table-cell table:style-name="ce7" office:value-type="float" office:value="-0.389743444041456" calcext:value-type="float">
            <text:p>-0.389743444</text:p>
          </table:table-cell>
          <table:table-cell office:value-type="float" office:value="-0.00010275472656378" calcext:value-type="float">
            <text:p>-0.000102754726564</text:p>
          </table:table-cell>
          <table:table-cell office:value-type="float" office:value="0.00030591398133388" calcext:value-type="float">
            <text:p>0.000305913981334</text:p>
          </table:table-cell>
          <table:table-cell table:style-name="ce8" office:value-type="float" office:value="0.000000788254403274851" calcext:value-type="float">
            <text:p>7.88E-07</text:p>
          </table:table-cell>
          <table:table-cell office:value-type="float" office:value="-0.389334" calcext:value-type="float">
            <text:p>-0.389334</text:p>
          </table:table-cell>
          <table:table-cell office:value-type="float" office:value="-38.9334" calcext:value-type="float">
            <text:p>-38.9334</text:p>
          </table:table-cell>
          <table:table-cell office:value-type="float" office:value="0.0554002" calcext:value-type="float">
            <text:p>0.0554002</text:p>
          </table:table-cell>
          <table:table-cell office:value-type="float" office:value="-0.158394" calcext:value-type="float">
            <text:p>-0.158394</text:p>
          </table:table-cell>
          <table:table-cell office:value-type="float" office:value="0.00439506" calcext:value-type="float">
            <text:p>0.00439506</text:p>
          </table:table-cell>
          <table:table-cell office:value-type="float" office:value="-0.244621" calcext:value-type="float">
            <text:p>-0.244621</text:p>
          </table:table-cell>
          <table:table-cell office:value-type="float" office:value="-0.0985983" calcext:value-type="float">
            <text:p>-0.0985983</text:p>
          </table:table-cell>
          <table:table-cell office:value-type="float" office:value="-0.34322" calcext:value-type="float">
            <text:p>-0.34322</text:p>
          </table:table-cell>
          <table:table-cell office:value-type="float" office:value="-34.322" calcext:value-type="float">
            <text:p>-34.322</text:p>
          </table:table-cell>
          <table:table-cell office:value-type="float" office:value="4.61144" calcext:value-type="float">
            <text:p>4.61144</text:p>
          </table:table-cell>
          <table:table-cell table:style-name="ce8" office:value-type="float" office:value="0.0127" calcext:value-type="float">
            <text:p>1.27E-02</text:p>
          </table:table-cell>
          <table:table-cell office:value-type="string" calcext:value-type="string">
            <text:p>**</text:p>
          </table:table-cell>
          <table:table-cell table:number-columns-repeated="1006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string" calcext:value-type="string">
            <text:p>8000/1</text:p>
          </table:table-cell>
          <table:table-cell table:style-name="ce7" office:value-type="float" office:value="-0.389743444041456" calcext:value-type="float">
            <text:p>-0.389743444</text:p>
          </table:table-cell>
          <table:table-cell office:value-type="float" office:value="-0.00010275472656378" calcext:value-type="float">
            <text:p>-0.000102754726564</text:p>
          </table:table-cell>
          <table:table-cell office:value-type="float" office:value="0.00030591398133388" calcext:value-type="float">
            <text:p>0.000305913981334</text:p>
          </table:table-cell>
          <table:table-cell table:style-name="ce8" office:value-type="float" office:value="0.000000788254403274851" calcext:value-type="float">
            <text:p>7.88E-07</text:p>
          </table:table-cell>
          <table:table-cell office:value-type="float" office:value="-0.389334" calcext:value-type="float">
            <text:p>-0.389334</text:p>
          </table:table-cell>
          <table:table-cell office:value-type="float" office:value="-38.9334" calcext:value-type="float">
            <text:p>-38.9334</text:p>
          </table:table-cell>
          <table:table-cell office:value-type="float" office:value="0.0583226" calcext:value-type="float">
            <text:p>0.0583226</text:p>
          </table:table-cell>
          <table:table-cell office:value-type="float" office:value="-0.172546" calcext:value-type="float">
            <text:p>-0.172546</text:p>
          </table:table-cell>
          <table:table-cell office:value-type="float" office:value="0.00421736" calcext:value-type="float">
            <text:p>0.00421736</text:p>
          </table:table-cell>
          <table:table-cell office:value-type="float" office:value="-0.244621" calcext:value-type="float">
            <text:p>-0.244621</text:p>
          </table:table-cell>
          <table:table-cell office:value-type="float" office:value="-0.110006" calcext:value-type="float">
            <text:p>-0.110006</text:p>
          </table:table-cell>
          <table:table-cell office:value-type="float" office:value="-0.354627" calcext:value-type="float">
            <text:p>-0.354627</text:p>
          </table:table-cell>
          <table:table-cell office:value-type="float" office:value="-35.4627" calcext:value-type="float">
            <text:p>-35.4627</text:p>
          </table:table-cell>
          <table:table-cell office:value-type="float" office:value="3.47069" calcext:value-type="float">
            <text:p>3.47069</text:p>
          </table:table-cell>
          <table:table-cell table:style-name="ce8" office:value-type="float" office:value="0.0203" calcext:value-type="float">
            <text:p>2.03E-02</text:p>
          </table:table-cell>
          <table:table-cell office:value-type="string" calcext:value-type="string">
            <text:p>**</text:p>
          </table:table-cell>
          <table:table-cell table:number-columns-repeated="1006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string" calcext:value-type="string">
            <text:p>8000/1</text:p>
          </table:table-cell>
          <table:table-cell table:style-name="ce7" office:value-type="float" office:value="-0.389743444041456" calcext:value-type="float">
            <text:p>-0.389743444</text:p>
          </table:table-cell>
          <table:table-cell office:value-type="float" office:value="-0.00010275472656378" calcext:value-type="float">
            <text:p>-0.000102754726564</text:p>
          </table:table-cell>
          <table:table-cell office:value-type="float" office:value="0.00030591398133388" calcext:value-type="float">
            <text:p>0.000305913981334</text:p>
          </table:table-cell>
          <table:table-cell table:style-name="ce8" office:value-type="float" office:value="0.000000788254403274851" calcext:value-type="float">
            <text:p>7.88E-07</text:p>
          </table:table-cell>
          <table:table-cell office:value-type="float" office:value="-0.389334" calcext:value-type="float">
            <text:p>-0.389334</text:p>
          </table:table-cell>
          <table:table-cell office:value-type="float" office:value="-38.9334" calcext:value-type="float">
            <text:p>-38.9334</text:p>
          </table:table-cell>
          <table:table-cell office:value-type="float" office:value="0.0602658" calcext:value-type="float">
            <text:p>0.0602658</text:p>
          </table:table-cell>
          <table:table-cell office:value-type="float" office:value="-0.187118" calcext:value-type="float">
            <text:p>-0.187118</text:p>
          </table:table-cell>
          <table:table-cell office:value-type="float" office:value="0.00406101" calcext:value-type="float">
            <text:p>0.00406101</text:p>
          </table:table-cell>
          <table:table-cell office:value-type="float" office:value="-0.244621" calcext:value-type="float">
            <text:p>-0.244621</text:p>
          </table:table-cell>
          <table:table-cell office:value-type="float" office:value="-0.122791" calcext:value-type="float">
            <text:p>-0.122791</text:p>
          </table:table-cell>
          <table:table-cell office:value-type="float" office:value="-0.367412" calcext:value-type="float">
            <text:p>-0.367412</text:p>
          </table:table-cell>
          <table:table-cell office:value-type="float" office:value="-36.7412" calcext:value-type="float">
            <text:p>-36.7412</text:p>
          </table:table-cell>
          <table:table-cell office:value-type="float" office:value="2.19219" calcext:value-type="float">
            <text:p>2.19219</text:p>
          </table:table-cell>
          <table:table-cell table:style-name="ce8" office:value-type="float" office:value="0.0349" calcext:value-type="float">
            <text:p>3.49E-02</text:p>
          </table:table-cell>
          <table:table-cell office:value-type="string" calcext:value-type="string">
            <text:p>**</text:p>
          </table:table-cell>
          <table:table-cell table:number-columns-repeated="1006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string" calcext:value-type="string">
            <text:p>8000/1</text:p>
          </table:table-cell>
          <table:table-cell table:style-name="ce7" office:value-type="float" office:value="-0.389743444041456" calcext:value-type="float">
            <text:p>-0.389743444</text:p>
          </table:table-cell>
          <table:table-cell office:value-type="float" office:value="-0.00010275472656378" calcext:value-type="float">
            <text:p>-0.000102754726564</text:p>
          </table:table-cell>
          <table:table-cell office:value-type="float" office:value="0.00030591398133388" calcext:value-type="float">
            <text:p>0.000305913981334</text:p>
          </table:table-cell>
          <table:table-cell table:style-name="ce8" office:value-type="float" office:value="0.000000788254403274851" calcext:value-type="float">
            <text:p>7.88E-07</text:p>
          </table:table-cell>
          <table:table-cell office:value-type="float" office:value="-0.389334" calcext:value-type="float">
            <text:p>-0.389334</text:p>
          </table:table-cell>
          <table:table-cell office:value-type="float" office:value="-38.9334" calcext:value-type="float">
            <text:p>-38.9334</text:p>
          </table:table-cell>
          <table:table-cell office:value-type="float" office:value="0.0657847" calcext:value-type="float">
            <text:p>0.0657847</text:p>
          </table:table-cell>
          <table:table-cell office:value-type="float" office:value="-0.19818" calcext:value-type="float">
            <text:p>-0.19818</text:p>
          </table:table-cell>
          <table:table-cell office:value-type="float" office:value="0.00390159" calcext:value-type="float">
            <text:p>0.00390159</text:p>
          </table:table-cell>
          <table:table-cell office:value-type="float" office:value="-0.244621" calcext:value-type="float">
            <text:p>-0.244621</text:p>
          </table:table-cell>
          <table:table-cell office:value-type="float" office:value="-0.128494" calcext:value-type="float">
            <text:p>-0.128494</text:p>
          </table:table-cell>
          <table:table-cell office:value-type="float" office:value="-0.373115" calcext:value-type="float">
            <text:p>-0.373115</text:p>
          </table:table-cell>
          <table:table-cell office:value-type="float" office:value="-37.3115" calcext:value-type="float">
            <text:p>-37.3115</text:p>
          </table:table-cell>
          <table:table-cell office:value-type="float" office:value="1.62187" calcext:value-type="float">
            <text:p>1.62187</text:p>
          </table:table-cell>
          <table:table-cell table:style-name="ce8" office:value-type="float" office:value="0.0701" calcext:value-type="float">
            <text:p>7.01E-02</text:p>
          </table:table-cell>
          <table:table-cell office:value-type="string" calcext:value-type="string">
            <text:p>***</text:p>
          </table:table-cell>
          <table:table-cell table:number-columns-repeated="1006"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string" calcext:value-type="string">
            <text:p>8000/1</text:p>
          </table:table-cell>
          <table:table-cell table:style-name="ce7" office:value-type="float" office:value="-0.389743444041456" calcext:value-type="float">
            <text:p>-0.389743444</text:p>
          </table:table-cell>
          <table:table-cell office:value-type="float" office:value="-0.00010275472656378" calcext:value-type="float">
            <text:p>-0.000102754726564</text:p>
          </table:table-cell>
          <table:table-cell office:value-type="float" office:value="0.00030591398133388" calcext:value-type="float">
            <text:p>0.000305913981334</text:p>
          </table:table-cell>
          <table:table-cell table:style-name="ce8" office:value-type="float" office:value="0.000000788254403274851" calcext:value-type="float">
            <text:p>7.88E-07</text:p>
          </table:table-cell>
          <table:table-cell office:value-type="float" office:value="-0.389334" calcext:value-type="float">
            <text:p>-0.389334</text:p>
          </table:table-cell>
          <table:table-cell office:value-type="float" office:value="-38.9334" calcext:value-type="float">
            <text:p>-38.9334</text:p>
          </table:table-cell>
          <table:table-cell office:value-type="float" office:value="0.0655179" calcext:value-type="float">
            <text:p>0.0655179</text:p>
          </table:table-cell>
          <table:table-cell office:value-type="float" office:value="-0.215064" calcext:value-type="float">
            <text:p>-0.215064</text:p>
          </table:table-cell>
          <table:table-cell office:value-type="float" office:value="0.00373811" calcext:value-type="float">
            <text:p>0.00373811</text:p>
          </table:table-cell>
          <table:table-cell office:value-type="float" office:value="-0.244621" calcext:value-type="float">
            <text:p>-0.244621</text:p>
          </table:table-cell>
          <table:table-cell office:value-type="float" office:value="-0.145808" calcext:value-type="float">
            <text:p>-0.145808</text:p>
          </table:table-cell>
          <table:table-cell office:value-type="float" office:value="-0.390429" calcext:value-type="float">
            <text:p>-0.390429</text:p>
          </table:table-cell>
          <table:table-cell office:value-type="float" office:value="-39.0429" calcext:value-type="float">
            <text:p>-39.0429</text:p>
          </table:table-cell>
          <table:table-cell office:value-type="float" office:value="-0.109489" calcext:value-type="float">
            <text:p>-0.109489</text:p>
          </table:table-cell>
          <table:table-cell table:style-name="ce8" office:value-type="float" office:value="0.1633" calcext:value-type="float">
            <text:p>1.63E-01</text:p>
          </table:table-cell>
          <table:table-cell office:value-type="string" calcext:value-type="string">
            <text:p>***</text:p>
          </table:table-cell>
          <table:table-cell table:number-columns-repeated="1006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string" calcext:value-type="string">
            <text:p>8000/1</text:p>
          </table:table-cell>
          <table:table-cell table:style-name="ce7" office:value-type="float" office:value="-0.389743444041456" calcext:value-type="float">
            <text:p>-0.389743444</text:p>
          </table:table-cell>
          <table:table-cell office:value-type="float" office:value="-0.00010275472656378" calcext:value-type="float">
            <text:p>-0.000102754726564</text:p>
          </table:table-cell>
          <table:table-cell office:value-type="float" office:value="0.00030591398133388" calcext:value-type="float">
            <text:p>0.000305913981334</text:p>
          </table:table-cell>
          <table:table-cell table:style-name="ce8" office:value-type="float" office:value="0.000000788254403274851" calcext:value-type="float">
            <text:p>7.88E-07</text:p>
          </table:table-cell>
          <table:table-cell office:value-type="float" office:value="-0.389334" calcext:value-type="float">
            <text:p>-0.389334</text:p>
          </table:table-cell>
          <table:table-cell office:value-type="float" office:value="-38.9334" calcext:value-type="float">
            <text:p>-38.9334</text:p>
          </table:table-cell>
          <table:table-cell office:value-type="float" office:value="0.0671031" calcext:value-type="float">
            <text:p>0.0671031</text:p>
          </table:table-cell>
          <table:table-cell office:value-type="float" office:value="-0.226269" calcext:value-type="float">
            <text:p>-0.226269</text:p>
          </table:table-cell>
          <table:table-cell office:value-type="float" office:value="0.00358975" calcext:value-type="float">
            <text:p>0.00358975</text:p>
          </table:table-cell>
          <table:table-cell office:value-type="float" office:value="-0.244621" calcext:value-type="float">
            <text:p>-0.244621</text:p>
          </table:table-cell>
          <table:table-cell office:value-type="float" office:value="-0.155577" calcext:value-type="float">
            <text:p>-0.155577</text:p>
          </table:table-cell>
          <table:table-cell office:value-type="float" office:value="-0.400198" calcext:value-type="float">
            <text:p>-0.400198</text:p>
          </table:table-cell>
          <table:table-cell office:value-type="float" office:value="-40.0198" calcext:value-type="float">
            <text:p>-40.0198</text:p>
          </table:table-cell>
          <table:table-cell office:value-type="float" office:value="-1.08639" calcext:value-type="float">
            <text:p>-1.08639</text:p>
          </table:table-cell>
          <table:table-cell table:style-name="ce8" office:value-type="float" office:value="0.558" calcext:value-type="float">
            <text:p>5.58E-01</text:p>
          </table:table-cell>
          <table:table-cell office:value-type="string" calcext:value-type="string">
            <text:p>****</text:p>
          </table:table-cell>
          <table:table-cell table:number-columns-repeated="1006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string" calcext:value-type="string">
            <text:p>8000/1</text:p>
          </table:table-cell>
          <table:table-cell table:style-name="ce7" office:value-type="float" office:value="-0.389743444041456" calcext:value-type="float">
            <text:p>-0.389743444</text:p>
          </table:table-cell>
          <table:table-cell office:value-type="float" office:value="-0.00010275472656378" calcext:value-type="float">
            <text:p>-0.000102754726564</text:p>
          </table:table-cell>
          <table:table-cell office:value-type="float" office:value="0.00030591398133388" calcext:value-type="float">
            <text:p>0.000305913981334</text:p>
          </table:table-cell>
          <table:table-cell table:style-name="ce8" office:value-type="float" office:value="0.000000788254403274851" calcext:value-type="float">
            <text:p>7.88E-07</text:p>
          </table:table-cell>
          <table:table-cell office:value-type="float" office:value="-0.389334" calcext:value-type="float">
            <text:p>-0.389334</text:p>
          </table:table-cell>
          <table:table-cell office:value-type="float" office:value="-38.9334" calcext:value-type="float">
            <text:p>-38.9334</text:p>
          </table:table-cell>
          <table:table-cell office:value-type="float" office:value="0.069315" calcext:value-type="float">
            <text:p>0.069315</text:p>
          </table:table-cell>
          <table:table-cell office:value-type="float" office:value="-0.241766" calcext:value-type="float">
            <text:p>-0.241766</text:p>
          </table:table-cell>
          <table:table-cell office:value-type="float" office:value="0.00344267" calcext:value-type="float">
            <text:p>0.00344267</text:p>
          </table:table-cell>
          <table:table-cell office:value-type="float" office:value="-0.244621" calcext:value-type="float">
            <text:p>-0.244621</text:p>
          </table:table-cell>
          <table:table-cell office:value-type="float" office:value="-0.169009" calcext:value-type="float">
            <text:p>-0.169009</text:p>
          </table:table-cell>
          <table:table-cell office:value-type="float" office:value="-0.41363" calcext:value-type="float">
            <text:p>-0.41363</text:p>
          </table:table-cell>
          <table:table-cell office:value-type="float" office:value="-41.363" calcext:value-type="float">
            <text:p>-41.363</text:p>
          </table:table-cell>
          <table:table-cell office:value-type="float" office:value="-2.42961" calcext:value-type="float">
            <text:p>-2.42961</text:p>
          </table:table-cell>
          <table:table-cell table:style-name="ce8" office:value-type="float" office:value="4.4763" calcext:value-type="float">
            <text:p>4.48E+00</text:p>
          </table:table-cell>
          <table:table-cell office:value-type="string" calcext:value-type="string">
            <text:p>*****</text:p>
          </table:table-cell>
          <table:table-cell table:number-columns-repeated="1006"/>
        </table:table-row>
        <table:table-row table:style-name="ro1" table:number-rows-repeated="2">
          <table:table-cell table:number-columns-repeated="16"/>
          <table:table-cell table:style-name="ce8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dx</text:p>
          </table:table-cell>
          <table:table-cell table:style-name="ce3" office:value-type="string" calcext:value-type="string">
            <text:p>Numpts/seed</text:p>
          </table:table-cell>
          <table:table-cell table:style-name="ce3" office:value-type="string" calcext:value-type="string">
            <text:p>hFideal/vol</text:p>
          </table:table-cell>
          <table:table-cell table:style-name="ce3" office:value-type="string" calcext:value-type="string">
            <text:p>hphi_1</text:p>
          </table:table-cell>
          <table:table-cell table:style-name="ce3" office:value-type="string" calcext:value-type="string">
            <text:p>Hphi_2</text:p>
          </table:table-cell>
          <table:table-cell table:style-name="ce3" office:value-type="string" calcext:value-type="string">
            <text:p>hphi_3</text:p>
          </table:table-cell>
          <table:table-cell table:style-name="ce9" office:value-type="string" calcext:value-type="string">
            <text:p>hFE/vol</text:p>
          </table:table-cell>
          <table:table-cell table:style-name="ce9" office:value-type="string" calcext:value-type="string">
            <text:p>hFE/atom</text:p>
          </table:table-cell>
          <table:table-cell table:style-name="ce3" office:value-type="string" calcext:value-type="string">
            <text:p>Cphi_1</text:p>
          </table:table-cell>
          <table:table-cell table:style-name="ce3" office:value-type="string" calcext:value-type="string">
            <text:p>Cphi_2</text:p>
          </table:table-cell>
          <table:table-cell table:style-name="ce3" office:value-type="string" calcext:value-type="string">
            <text:p>Cphi_3</text:p>
          </table:table-cell>
          <table:table-cell table:style-name="ce3" office:value-type="string" calcext:value-type="string">
            <text:p>cFideal/vol</text:p>
          </table:table-cell>
          <table:table-cell table:style-name="ce3" office:value-type="string" calcext:value-type="string">
            <text:p>cExcess/vol</text:p>
          </table:table-cell>
          <table:table-cell table:style-name="ce9" office:value-type="string" calcext:value-type="string">
            <text:p>cFE/vol</text:p>
          </table:table-cell>
          <table:table-cell table:style-name="ce9" office:value-type="string" calcext:value-type="string">
            <text:p>cFE/atom</text:p>
          </table:table-cell>
          <table:table-cell table:style-name="ce10" office:value-type="string" calcext:value-type="string">
            <text:p>DiffFE/atom</text:p>
          </table:table-cell>
          <table:table-cell table:style-name="ce3" office:value-type="string" calcext:value-type="string">
            <text:p>hours</text:p>
          </table:table-cell>
          <table:table-cell table:style-name="ce13" office:value-type="string" calcext:value-type="string">
            <text:p>“Feh”</text:p>
          </table:table-cell>
          <table:table-cell table:number-columns-repeated="100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string" calcext:value-type="string">
            <text:p>800/1</text:p>
          </table:table-cell>
          <table:table-cell table:style-name="ce7" office:value-type="float" office:value="-0.389743444041456" calcext:value-type="float">
            <text:p>-0.389743444</text:p>
          </table:table-cell>
          <table:table-cell office:value-type="float" office:value="-0.00010275472656378" calcext:value-type="float">
            <text:p>-0.000102754726564</text:p>
          </table:table-cell>
          <table:table-cell office:value-type="float" office:value="0.00030591398133388" calcext:value-type="float">
            <text:p>0.000305913981334</text:p>
          </table:table-cell>
          <table:table-cell table:style-name="ce8" office:value-type="float" office:value="0.000000788254403274851" calcext:value-type="float">
            <text:p>7.88E-07</text:p>
          </table:table-cell>
          <table:table-cell office:value-type="float" office:value="-0.389334" calcext:value-type="float">
            <text:p>-0.389334</text:p>
          </table:table-cell>
          <table:table-cell office:value-type="float" office:value="-38.9334" calcext:value-type="float">
            <text:p>-38.9334</text:p>
          </table:table-cell>
          <table:table-cell table:style-name="ce4" office:value-type="float" office:value="0.0508193" calcext:value-type="float">
            <text:p>0.0508193</text:p>
          </table:table-cell>
          <table:table-cell table:style-name="ce4" office:value-type="float" office:value="-0.124165" calcext:value-type="float">
            <text:p>-0.124165</text:p>
          </table:table-cell>
          <table:table-cell table:style-name="ce4" office:value-type="float" office:value="0.00504632" calcext:value-type="float">
            <text:p>0.00504632</text:p>
          </table:table-cell>
          <table:table-cell table:style-name="ce4" office:value-type="float" office:value="-0.244621" calcext:value-type="float">
            <text:p>-0.244621</text:p>
          </table:table-cell>
          <table:table-cell table:style-name="ce4" office:value-type="float" office:value="-0.0682999" calcext:value-type="float">
            <text:p>-0.0682999</text:p>
          </table:table-cell>
          <table:table-cell table:style-name="ce4" office:value-type="float" office:value="-0.312921" calcext:value-type="float">
            <text:p>-0.312921</text:p>
          </table:table-cell>
          <table:table-cell table:style-name="ce4" office:value-type="float" office:value="-31.2921" calcext:value-type="float">
            <text:p>-31.2921</text:p>
          </table:table-cell>
          <table:table-cell office:value-type="float" office:value="7.64131" calcext:value-type="float">
            <text:p>7.64131</text:p>
          </table:table-cell>
          <table:table-cell table:style-name="ce12" office:value-type="float" office:value="0.000462" calcext:value-type="float">
            <text:p>4.62E-04</text:p>
          </table:table-cell>
          <table:table-cell table:style-name="ce4" office:value-type="string" calcext:value-type="string">
            <text:p>**</text:p>
          </table:table-cell>
          <table:table-cell table:style-name="ce14" table:number-columns-repeated="17"/>
          <table:table-cell table:number-columns-repeated="989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string" calcext:value-type="string">
            <text:p>800/1</text:p>
          </table:table-cell>
          <table:table-cell table:style-name="ce7" office:value-type="float" office:value="-0.389743444041456" calcext:value-type="float">
            <text:p>-0.389743444</text:p>
          </table:table-cell>
          <table:table-cell office:value-type="float" office:value="-0.00010275472656378" calcext:value-type="float">
            <text:p>-0.000102754726564</text:p>
          </table:table-cell>
          <table:table-cell office:value-type="float" office:value="0.00030591398133388" calcext:value-type="float">
            <text:p>0.000305913981334</text:p>
          </table:table-cell>
          <table:table-cell table:style-name="ce8" office:value-type="float" office:value="0.000000788254403274851" calcext:value-type="float">
            <text:p>7.88E-07</text:p>
          </table:table-cell>
          <table:table-cell office:value-type="float" office:value="-0.389334" calcext:value-type="float">
            <text:p>-0.389334</text:p>
          </table:table-cell>
          <table:table-cell office:value-type="float" office:value="-38.9334" calcext:value-type="float">
            <text:p>-38.9334</text:p>
          </table:table-cell>
          <table:table-cell table:style-name="ce4" office:value-type="float" office:value="0.0517771" calcext:value-type="float">
            <text:p>0.0517771</text:p>
          </table:table-cell>
          <table:table-cell table:style-name="ce4" office:value-type="float" office:value="-0.147544" calcext:value-type="float">
            <text:p>-0.147544</text:p>
          </table:table-cell>
          <table:table-cell table:style-name="ce4" office:value-type="float" office:value="0.00471679" calcext:value-type="float">
            <text:p>0.00471679</text:p>
          </table:table-cell>
          <table:table-cell table:style-name="ce4" office:value-type="float" office:value="-0.244621" calcext:value-type="float">
            <text:p>-0.244621</text:p>
          </table:table-cell>
          <table:table-cell table:style-name="ce4" office:value-type="float" office:value="-0.0910506" calcext:value-type="float">
            <text:p>-0.0910506</text:p>
          </table:table-cell>
          <table:table-cell table:style-name="ce4" office:value-type="float" office:value="-0.335672" calcext:value-type="float">
            <text:p>-0.335672</text:p>
          </table:table-cell>
          <table:table-cell table:style-name="ce4" office:value-type="float" office:value="-33.5672" calcext:value-type="float">
            <text:p>-33.5672</text:p>
          </table:table-cell>
          <table:table-cell office:value-type="float" office:value="5.36622" calcext:value-type="float">
            <text:p>5.36622</text:p>
          </table:table-cell>
          <table:table-cell table:style-name="ce12" office:value-type="float" office:value="0.000616" calcext:value-type="float">
            <text:p>6.16E-04</text:p>
          </table:table-cell>
          <table:table-cell table:style-name="ce4" office:value-type="string" calcext:value-type="string">
            <text:p>**</text:p>
          </table:table-cell>
          <table:table-cell table:style-name="ce14" table:number-columns-repeated="17"/>
          <table:table-cell table:number-columns-repeated="989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string" calcext:value-type="string">
            <text:p>800/1</text:p>
          </table:table-cell>
          <table:table-cell table:style-name="ce7" office:value-type="float" office:value="-0.389743444041456" calcext:value-type="float">
            <text:p>-0.389743444</text:p>
          </table:table-cell>
          <table:table-cell office:value-type="float" office:value="-0.00010275472656378" calcext:value-type="float">
            <text:p>-0.000102754726564</text:p>
          </table:table-cell>
          <table:table-cell office:value-type="float" office:value="0.00030591398133388" calcext:value-type="float">
            <text:p>0.000305913981334</text:p>
          </table:table-cell>
          <table:table-cell table:style-name="ce8" office:value-type="float" office:value="0.000000788254403274851" calcext:value-type="float">
            <text:p>7.88E-07</text:p>
          </table:table-cell>
          <table:table-cell office:value-type="float" office:value="-0.389334" calcext:value-type="float">
            <text:p>-0.389334</text:p>
          </table:table-cell>
          <table:table-cell office:value-type="float" office:value="-38.9334" calcext:value-type="float">
            <text:p>-38.9334</text:p>
          </table:table-cell>
          <table:table-cell table:style-name="ce4" office:value-type="float" office:value="0.0551875" calcext:value-type="float">
            <text:p>0.0551875</text:p>
          </table:table-cell>
          <table:table-cell table:style-name="ce4" office:value-type="float" office:value="-0.146186" calcext:value-type="float">
            <text:p>-0.146186</text:p>
          </table:table-cell>
          <table:table-cell table:style-name="ce4" office:value-type="float" office:value="0.0045145" calcext:value-type="float">
            <text:p>0.0045145</text:p>
          </table:table-cell>
          <table:table-cell table:style-name="ce4" office:value-type="float" office:value="-0.244621" calcext:value-type="float">
            <text:p>-0.244621</text:p>
          </table:table-cell>
          <table:table-cell table:style-name="ce4" office:value-type="float" office:value="-0.086484" calcext:value-type="float">
            <text:p>-0.086484</text:p>
          </table:table-cell>
          <table:table-cell table:style-name="ce4" office:value-type="float" office:value="-0.331105" calcext:value-type="float">
            <text:p>-0.331105</text:p>
          </table:table-cell>
          <table:table-cell table:style-name="ce4" office:value-type="float" office:value="-33.1105" calcext:value-type="float">
            <text:p>-33.1105</text:p>
          </table:table-cell>
          <table:table-cell office:value-type="float" office:value="5.82287" calcext:value-type="float">
            <text:p>5.82287</text:p>
          </table:table-cell>
          <table:table-cell table:style-name="ce12" office:value-type="float" office:value="0.00094" calcext:value-type="float">
            <text:p>9.40E-04</text:p>
          </table:table-cell>
          <table:table-cell table:style-name="ce4" office:value-type="string" calcext:value-type="string">
            <text:p>**</text:p>
          </table:table-cell>
          <table:table-cell table:style-name="ce14" table:number-columns-repeated="17"/>
          <table:table-cell table:number-columns-repeated="989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string" calcext:value-type="string">
            <text:p>800/1</text:p>
          </table:table-cell>
          <table:table-cell table:style-name="ce7" office:value-type="float" office:value="-0.389743444041456" calcext:value-type="float">
            <text:p>-0.389743444</text:p>
          </table:table-cell>
          <table:table-cell office:value-type="float" office:value="-0.00010275472656378" calcext:value-type="float">
            <text:p>-0.000102754726564</text:p>
          </table:table-cell>
          <table:table-cell office:value-type="float" office:value="0.00030591398133388" calcext:value-type="float">
            <text:p>0.000305913981334</text:p>
          </table:table-cell>
          <table:table-cell table:style-name="ce8" office:value-type="float" office:value="0.000000788254403274851" calcext:value-type="float">
            <text:p>7.88E-07</text:p>
          </table:table-cell>
          <table:table-cell office:value-type="float" office:value="-0.389334" calcext:value-type="float">
            <text:p>-0.389334</text:p>
          </table:table-cell>
          <table:table-cell office:value-type="float" office:value="-38.9334" calcext:value-type="float">
            <text:p>-38.9334</text:p>
          </table:table-cell>
          <table:table-cell table:style-name="ce4" office:value-type="float" office:value="0.0547635" calcext:value-type="float">
            <text:p>0.0547635</text:p>
          </table:table-cell>
          <table:table-cell table:style-name="ce4" office:value-type="float" office:value="-0.150724" calcext:value-type="float">
            <text:p>-0.150724</text:p>
          </table:table-cell>
          <table:table-cell table:style-name="ce4" office:value-type="float" office:value="0.00435732" calcext:value-type="float">
            <text:p>0.00435732</text:p>
          </table:table-cell>
          <table:table-cell table:style-name="ce4" office:value-type="float" office:value="-0.244621" calcext:value-type="float">
            <text:p>-0.244621</text:p>
          </table:table-cell>
          <table:table-cell table:style-name="ce4" office:value-type="float" office:value="-0.0916036" calcext:value-type="float">
            <text:p>-0.0916036</text:p>
          </table:table-cell>
          <table:table-cell table:style-name="ce4" office:value-type="float" office:value="-0.336225" calcext:value-type="float">
            <text:p>-0.336225</text:p>
          </table:table-cell>
          <table:table-cell table:style-name="ce4" office:value-type="float" office:value="-33.6225" calcext:value-type="float">
            <text:p>-33.6225</text:p>
          </table:table-cell>
          <table:table-cell office:value-type="float" office:value="5.31091" calcext:value-type="float">
            <text:p>5.31091</text:p>
          </table:table-cell>
          <table:table-cell table:style-name="ce12" office:value-type="float" office:value="0.00137" calcext:value-type="float">
            <text:p>1.37E-03</text:p>
          </table:table-cell>
          <table:table-cell table:style-name="ce4" office:value-type="string" calcext:value-type="string">
            <text:p>**</text:p>
          </table:table-cell>
          <table:table-cell table:style-name="ce14" table:number-columns-repeated="17"/>
          <table:table-cell table:number-columns-repeated="989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string" calcext:value-type="string">
            <text:p>800/1</text:p>
          </table:table-cell>
          <table:table-cell table:style-name="ce7" office:value-type="float" office:value="-0.389743444041456" calcext:value-type="float">
            <text:p>-0.389743444</text:p>
          </table:table-cell>
          <table:table-cell office:value-type="float" office:value="-0.00010275472656378" calcext:value-type="float">
            <text:p>-0.000102754726564</text:p>
          </table:table-cell>
          <table:table-cell office:value-type="float" office:value="0.00030591398133388" calcext:value-type="float">
            <text:p>0.000305913981334</text:p>
          </table:table-cell>
          <table:table-cell table:style-name="ce8" office:value-type="float" office:value="0.000000788254403274851" calcext:value-type="float">
            <text:p>7.88E-07</text:p>
          </table:table-cell>
          <table:table-cell office:value-type="float" office:value="-0.389334" calcext:value-type="float">
            <text:p>-0.389334</text:p>
          </table:table-cell>
          <table:table-cell office:value-type="float" office:value="-38.9334" calcext:value-type="float">
            <text:p>-38.9334</text:p>
          </table:table-cell>
          <table:table-cell table:style-name="ce4" office:value-type="float" office:value="0.0586821" calcext:value-type="float">
            <text:p>0.0586821</text:p>
          </table:table-cell>
          <table:table-cell table:style-name="ce4" office:value-type="float" office:value="-0.187321" calcext:value-type="float">
            <text:p>-0.187321</text:p>
          </table:table-cell>
          <table:table-cell table:style-name="ce4" office:value-type="float" office:value="0.00422684" calcext:value-type="float">
            <text:p>0.00422684</text:p>
          </table:table-cell>
          <table:table-cell table:style-name="ce4" office:value-type="float" office:value="-0.244621" calcext:value-type="float">
            <text:p>-0.244621</text:p>
          </table:table-cell>
          <table:table-cell table:style-name="ce4" office:value-type="float" office:value="-0.124412" calcext:value-type="float">
            <text:p>-0.124412</text:p>
          </table:table-cell>
          <table:table-cell table:style-name="ce4" office:value-type="float" office:value="-0.369034" calcext:value-type="float">
            <text:p>-0.369034</text:p>
          </table:table-cell>
          <table:table-cell table:style-name="ce4" office:value-type="float" office:value="-36.9034" calcext:value-type="float">
            <text:p>-36.9034</text:p>
          </table:table-cell>
          <table:table-cell office:value-type="float" office:value="2.03004" calcext:value-type="float">
            <text:p>2.03004</text:p>
          </table:table-cell>
          <table:table-cell table:style-name="ce12" office:value-type="float" office:value="0.00222" calcext:value-type="float">
            <text:p>2.22E-03</text:p>
          </table:table-cell>
          <table:table-cell table:style-name="ce4" office:value-type="string" calcext:value-type="string">
            <text:p>**</text:p>
          </table:table-cell>
          <table:table-cell table:style-name="ce14" table:number-columns-repeated="17"/>
          <table:table-cell table:number-columns-repeated="989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string" calcext:value-type="string">
            <text:p>800/1</text:p>
          </table:table-cell>
          <table:table-cell table:style-name="ce7" office:value-type="float" office:value="-0.389743444041456" calcext:value-type="float">
            <text:p>-0.389743444</text:p>
          </table:table-cell>
          <table:table-cell office:value-type="float" office:value="-0.00010275472656378" calcext:value-type="float">
            <text:p>-0.000102754726564</text:p>
          </table:table-cell>
          <table:table-cell office:value-type="float" office:value="0.00030591398133388" calcext:value-type="float">
            <text:p>0.000305913981334</text:p>
          </table:table-cell>
          <table:table-cell table:style-name="ce8" office:value-type="float" office:value="0.000000788254403274851" calcext:value-type="float">
            <text:p>7.88E-07</text:p>
          </table:table-cell>
          <table:table-cell office:value-type="float" office:value="-0.389334" calcext:value-type="float">
            <text:p>-0.389334</text:p>
          </table:table-cell>
          <table:table-cell office:value-type="float" office:value="-38.9334" calcext:value-type="float">
            <text:p>-38.9334</text:p>
          </table:table-cell>
          <table:table-cell table:style-name="ce4" office:value-type="float" office:value="0.0595742" calcext:value-type="float">
            <text:p>0.0595742</text:p>
          </table:table-cell>
          <table:table-cell table:style-name="ce4" office:value-type="float" office:value="-0.199781" calcext:value-type="float">
            <text:p>-0.199781</text:p>
          </table:table-cell>
          <table:table-cell table:style-name="ce4" office:value-type="float" office:value="0.00407379" calcext:value-type="float">
            <text:p>0.00407379</text:p>
          </table:table-cell>
          <table:table-cell table:style-name="ce4" office:value-type="float" office:value="-0.244621" calcext:value-type="float">
            <text:p>-0.244621</text:p>
          </table:table-cell>
          <table:table-cell table:style-name="ce4" office:value-type="float" office:value="-0.136133" calcext:value-type="float">
            <text:p>-0.136133</text:p>
          </table:table-cell>
          <table:table-cell table:style-name="ce4" office:value-type="float" office:value="-0.380754" calcext:value-type="float">
            <text:p>-0.380754</text:p>
          </table:table-cell>
          <table:table-cell table:style-name="ce4" office:value-type="float" office:value="-38.0754" calcext:value-type="float">
            <text:p>-38.0754</text:p>
          </table:table-cell>
          <table:table-cell office:value-type="float" office:value="0.858003" calcext:value-type="float">
            <text:p>0.858003</text:p>
          </table:table-cell>
          <table:table-cell table:style-name="ce12" office:value-type="float" office:value="0.00381" calcext:value-type="float">
            <text:p>3.81E-03</text:p>
          </table:table-cell>
          <table:table-cell table:style-name="ce4" office:value-type="string" calcext:value-type="string">
            <text:p>**</text:p>
          </table:table-cell>
          <table:table-cell table:style-name="ce14" table:number-columns-repeated="17"/>
          <table:table-cell table:number-columns-repeated="989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string" calcext:value-type="string">
            <text:p>800/1</text:p>
          </table:table-cell>
          <table:table-cell table:style-name="ce7" office:value-type="float" office:value="-0.389743444041456" calcext:value-type="float">
            <text:p>-0.389743444</text:p>
          </table:table-cell>
          <table:table-cell office:value-type="float" office:value="-0.00010275472656378" calcext:value-type="float">
            <text:p>-0.000102754726564</text:p>
          </table:table-cell>
          <table:table-cell office:value-type="float" office:value="0.00030591398133388" calcext:value-type="float">
            <text:p>0.000305913981334</text:p>
          </table:table-cell>
          <table:table-cell table:style-name="ce8" office:value-type="float" office:value="0.000000788254403274851" calcext:value-type="float">
            <text:p>7.88E-07</text:p>
          </table:table-cell>
          <table:table-cell office:value-type="float" office:value="-0.389334" calcext:value-type="float">
            <text:p>-0.389334</text:p>
          </table:table-cell>
          <table:table-cell office:value-type="float" office:value="-38.9334" calcext:value-type="float">
            <text:p>-38.9334</text:p>
          </table:table-cell>
          <table:table-cell table:style-name="ce4" office:value-type="float" office:value="0.0632179" calcext:value-type="float">
            <text:p>0.0632179</text:p>
          </table:table-cell>
          <table:table-cell table:style-name="ce4" office:value-type="float" office:value="-0.210372" calcext:value-type="float">
            <text:p>-0.210372</text:p>
          </table:table-cell>
          <table:table-cell table:style-name="ce4" office:value-type="float" office:value="0.00391529" calcext:value-type="float">
            <text:p>0.00391529</text:p>
          </table:table-cell>
          <table:table-cell table:style-name="ce4" office:value-type="float" office:value="-0.244621" calcext:value-type="float">
            <text:p>-0.244621</text:p>
          </table:table-cell>
          <table:table-cell table:style-name="ce4" office:value-type="float" office:value="-0.143239" calcext:value-type="float">
            <text:p>-0.143239</text:p>
          </table:table-cell>
          <table:table-cell table:style-name="ce4" office:value-type="float" office:value="-0.38786" calcext:value-type="float">
            <text:p>-0.38786</text:p>
          </table:table-cell>
          <table:table-cell table:style-name="ce4" office:value-type="float" office:value="-38.786" calcext:value-type="float">
            <text:p>-38.786</text:p>
          </table:table-cell>
          <table:table-cell office:value-type="float" office:value="0.14741" calcext:value-type="float">
            <text:p>0.14741</text:p>
          </table:table-cell>
          <table:table-cell table:style-name="ce12" office:value-type="float" office:value="0.00765" calcext:value-type="float">
            <text:p>7.65E-03</text:p>
          </table:table-cell>
          <table:table-cell table:style-name="ce4" office:value-type="string" calcext:value-type="string">
            <text:p>***</text:p>
          </table:table-cell>
          <table:table-cell table:style-name="ce14" table:number-columns-repeated="17"/>
          <table:table-cell table:number-columns-repeated="989"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string" calcext:value-type="string">
            <text:p>800/1</text:p>
          </table:table-cell>
          <table:table-cell table:style-name="ce7" office:value-type="float" office:value="-0.389743444041456" calcext:value-type="float">
            <text:p>-0.389743444</text:p>
          </table:table-cell>
          <table:table-cell office:value-type="float" office:value="-0.00010275472656378" calcext:value-type="float">
            <text:p>-0.000102754726564</text:p>
          </table:table-cell>
          <table:table-cell office:value-type="float" office:value="0.00030591398133388" calcext:value-type="float">
            <text:p>0.000305913981334</text:p>
          </table:table-cell>
          <table:table-cell table:style-name="ce8" office:value-type="float" office:value="0.000000788254403274851" calcext:value-type="float">
            <text:p>7.88E-07</text:p>
          </table:table-cell>
          <table:table-cell office:value-type="float" office:value="-0.389334" calcext:value-type="float">
            <text:p>-0.389334</text:p>
          </table:table-cell>
          <table:table-cell office:value-type="float" office:value="-38.9334" calcext:value-type="float">
            <text:p>-38.9334</text:p>
          </table:table-cell>
          <table:table-cell table:style-name="ce4" office:value-type="float" office:value="0.0657214" calcext:value-type="float">
            <text:p>0.0657214</text:p>
          </table:table-cell>
          <table:table-cell table:style-name="ce4" office:value-type="float" office:value="-0.228293" calcext:value-type="float">
            <text:p>-0.228293</text:p>
          </table:table-cell>
          <table:table-cell table:style-name="ce4" office:value-type="float" office:value="0.00376182" calcext:value-type="float">
            <text:p>0.00376182</text:p>
          </table:table-cell>
          <table:table-cell table:style-name="ce4" office:value-type="float" office:value="-0.244621" calcext:value-type="float">
            <text:p>-0.244621</text:p>
          </table:table-cell>
          <table:table-cell table:style-name="ce4" office:value-type="float" office:value="-0.15881" calcext:value-type="float">
            <text:p>-0.15881</text:p>
          </table:table-cell>
          <table:table-cell table:style-name="ce4" office:value-type="float" office:value="-0.403431" calcext:value-type="float">
            <text:p>-0.403431</text:p>
          </table:table-cell>
          <table:table-cell table:style-name="ce4" office:value-type="float" office:value="-40.3431" calcext:value-type="float">
            <text:p>-40.3431</text:p>
          </table:table-cell>
          <table:table-cell office:value-type="float" office:value="-1.40974" calcext:value-type="float">
            <text:p>-1.40974</text:p>
          </table:table-cell>
          <table:table-cell table:style-name="ce12" office:value-type="float" office:value="0.0177" calcext:value-type="float">
            <text:p>1.77E-02</text:p>
          </table:table-cell>
          <table:table-cell table:style-name="ce4" office:value-type="string" calcext:value-type="string">
            <text:p>***</text:p>
          </table:table-cell>
          <table:table-cell table:style-name="ce14" table:number-columns-repeated="17"/>
          <table:table-cell table:number-columns-repeated="989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string" calcext:value-type="string">
            <text:p>800/1</text:p>
          </table:table-cell>
          <table:table-cell table:style-name="ce7" office:value-type="float" office:value="-0.389743444041456" calcext:value-type="float">
            <text:p>-0.389743444</text:p>
          </table:table-cell>
          <table:table-cell office:value-type="float" office:value="-0.00010275472656378" calcext:value-type="float">
            <text:p>-0.000102754726564</text:p>
          </table:table-cell>
          <table:table-cell office:value-type="float" office:value="0.00030591398133388" calcext:value-type="float">
            <text:p>0.000305913981334</text:p>
          </table:table-cell>
          <table:table-cell table:style-name="ce8" office:value-type="float" office:value="0.000000788254403274851" calcext:value-type="float">
            <text:p>7.88E-07</text:p>
          </table:table-cell>
          <table:table-cell office:value-type="float" office:value="-0.389334" calcext:value-type="float">
            <text:p>-0.389334</text:p>
          </table:table-cell>
          <table:table-cell office:value-type="float" office:value="-38.9334" calcext:value-type="float">
            <text:p>-38.9334</text:p>
          </table:table-cell>
          <table:table-cell table:style-name="ce4" office:value-type="float" office:value="0.068886" calcext:value-type="float">
            <text:p>0.068886</text:p>
          </table:table-cell>
          <table:table-cell table:style-name="ce4" office:value-type="float" office:value="-0.241162" calcext:value-type="float">
            <text:p>-0.241162</text:p>
          </table:table-cell>
          <table:table-cell table:style-name="ce4" office:value-type="float" office:value="0.00360013" calcext:value-type="float">
            <text:p>0.00360013</text:p>
          </table:table-cell>
          <table:table-cell table:style-name="ce4" office:value-type="float" office:value="-0.244621" calcext:value-type="float">
            <text:p>-0.244621</text:p>
          </table:table-cell>
          <table:table-cell table:style-name="ce4" office:value-type="float" office:value="-0.168675" calcext:value-type="float">
            <text:p>-0.168675</text:p>
          </table:table-cell>
          <table:table-cell table:style-name="ce4" office:value-type="float" office:value="-0.413297" calcext:value-type="float">
            <text:p>-0.413297</text:p>
          </table:table-cell>
          <table:table-cell table:style-name="ce4" office:value-type="float" office:value="-41.3297" calcext:value-type="float">
            <text:p>-41.3297</text:p>
          </table:table-cell>
          <table:table-cell office:value-type="float" office:value="-2.39626" calcext:value-type="float">
            <text:p>-2.39626</text:p>
          </table:table-cell>
          <table:table-cell table:style-name="ce12" office:value-type="float" office:value="0.0606" calcext:value-type="float">
            <text:p>6.06E-02</text:p>
          </table:table-cell>
          <table:table-cell table:style-name="ce4" office:value-type="string" calcext:value-type="string">
            <text:p>****</text:p>
          </table:table-cell>
          <table:table-cell table:style-name="ce14" table:number-columns-repeated="17"/>
          <table:table-cell table:number-columns-repeated="989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string" calcext:value-type="string">
            <text:p>800/1</text:p>
          </table:table-cell>
          <table:table-cell table:style-name="ce7" office:value-type="float" office:value="-0.389743444041456" calcext:value-type="float">
            <text:p>-0.389743444</text:p>
          </table:table-cell>
          <table:table-cell office:value-type="float" office:value="-0.00010275472656378" calcext:value-type="float">
            <text:p>-0.000102754726564</text:p>
          </table:table-cell>
          <table:table-cell office:value-type="float" office:value="0.00030591398133388" calcext:value-type="float">
            <text:p>0.000305913981334</text:p>
          </table:table-cell>
          <table:table-cell table:style-name="ce8" office:value-type="float" office:value="0.000000788254403274851" calcext:value-type="float">
            <text:p>7.88E-07</text:p>
          </table:table-cell>
          <table:table-cell office:value-type="float" office:value="-0.389334" calcext:value-type="float">
            <text:p>-0.389334</text:p>
          </table:table-cell>
          <table:table-cell office:value-type="float" office:value="-38.9334" calcext:value-type="float">
            <text:p>-38.9334</text:p>
          </table:table-cell>
          <table:table-cell table:style-name="ce4" office:value-type="float" office:value="0.0694065" calcext:value-type="float">
            <text:p>0.0694065</text:p>
          </table:table-cell>
          <table:table-cell table:style-name="ce4" office:value-type="float" office:value="-0.261375" calcext:value-type="float">
            <text:p>-0.261375</text:p>
          </table:table-cell>
          <table:table-cell table:style-name="ce4" office:value-type="float" office:value="0.00345865" calcext:value-type="float">
            <text:p>0.00345865</text:p>
          </table:table-cell>
          <table:table-cell table:style-name="ce4" office:value-type="float" office:value="-0.244621" calcext:value-type="float">
            <text:p>-0.244621</text:p>
          </table:table-cell>
          <table:table-cell table:style-name="ce4" office:value-type="float" office:value="-0.18851" calcext:value-type="float">
            <text:p>-0.18851</text:p>
          </table:table-cell>
          <table:table-cell table:style-name="ce4" office:value-type="float" office:value="-0.433131" calcext:value-type="float">
            <text:p>-0.433131</text:p>
          </table:table-cell>
          <table:table-cell table:style-name="ce4" office:value-type="float" office:value="-43.3131" calcext:value-type="float">
            <text:p>-43.3131</text:p>
          </table:table-cell>
          <table:table-cell office:value-type="float" office:value="-4.37971" calcext:value-type="float">
            <text:p>-4.37971</text:p>
          </table:table-cell>
          <table:table-cell table:style-name="ce12" office:value-type="float" office:value="0.484" calcext:value-type="float">
            <text:p>4.84E-01</text:p>
          </table:table-cell>
          <table:table-cell table:style-name="ce4" office:value-type="string" calcext:value-type="string">
            <text:p>****</text:p>
          </table:table-cell>
          <table:table-cell table:style-name="ce14" table:number-columns-repeated="17"/>
          <table:table-cell table:number-columns-repeated="989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string" calcext:value-type="string">
            <text:p>800/1</text:p>
          </table:table-cell>
          <table:table-cell table:style-name="Default" table:number-columns-repeated="6"/>
          <table:table-cell table:style-name="ce4" table:number-columns-repeated="7"/>
          <table:table-cell/>
          <table:table-cell table:style-name="ce12"/>
          <table:table-cell table:style-name="ce4"/>
          <table:table-cell table:style-name="ce14" table:number-columns-repeated="17"/>
          <table:table-cell table:number-columns-repeated="989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string" calcext:value-type="string">
            <text:p>800/1</text:p>
          </table:table-cell>
          <table:table-cell table:style-name="ce4" table:number-columns-repeated="13"/>
          <table:table-cell/>
          <table:table-cell table:style-name="ce12"/>
          <table:table-cell table:style-name="ce4"/>
          <table:table-cell table:style-name="ce14" table:number-columns-repeated="17"/>
          <table:table-cell table:number-columns-repeated="989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string" calcext:value-type="string">
            <text:p>800/1</text:p>
          </table:table-cell>
          <table:table-cell table:style-name="ce4" table:number-columns-repeated="13"/>
          <table:table-cell/>
          <table:table-cell table:style-name="ce12"/>
          <table:table-cell table:style-name="ce4"/>
          <table:table-cell table:style-name="ce14" table:number-columns-repeated="17"/>
          <table:table-cell table:number-columns-repeated="989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string" calcext:value-type="string">
            <text:p>800/1</text:p>
          </table:table-cell>
          <table:table-cell table:style-name="ce4" table:number-columns-repeated="13"/>
          <table:table-cell/>
          <table:table-cell table:style-name="ce12"/>
          <table:table-cell table:style-name="ce4"/>
          <table:table-cell table:style-name="ce14" table:number-columns-repeated="17"/>
          <table:table-cell table:number-columns-repeated="989"/>
        </table:table-row>
        <table:table-row table:style-name="ro1">
          <table:table-cell table:style-name="ce4" office:value-type="float" office:value="0.005" calcext:value-type="float">
            <text:p>0.005</text:p>
          </table:table-cell>
          <table:table-cell table:style-name="ce4" office:value-type="string" calcext:value-type="string">
            <text:p>800/1</text:p>
          </table:table-cell>
          <table:table-cell table:style-name="ce4" table:number-columns-repeated="13"/>
          <table:table-cell/>
          <table:table-cell table:style-name="ce12"/>
          <table:table-cell table:style-name="ce4"/>
          <table:table-cell table:style-name="ce14" table:number-columns-repeated="17"/>
          <table:table-cell table:number-columns-repeated="989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string" calcext:value-type="string">
            <text:p>800/1</text:p>
          </table:table-cell>
          <table:table-cell table:style-name="ce4" table:number-columns-repeated="13"/>
          <table:table-cell/>
          <table:table-cell table:style-name="ce12"/>
          <table:table-cell table:style-name="ce4"/>
          <table:table-cell table:style-name="ce14" table:number-columns-repeated="17"/>
          <table:table-cell table:number-columns-repeated="989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7"/>
          <table:table-cell table:style-name="ce2"/>
          <table:table-cell table:style-name="ce8"/>
          <table:table-cell table:number-columns-repeated="1007"/>
        </table:table-row>
        <table:table-row table:style-name="ro1" table:number-rows-repeated="2">
          <table:table-cell/>
          <table:table-cell table:style-name="Default" table:number-columns-repeated="7"/>
          <table:table-cell table:number-columns-repeated="7"/>
          <table:table-cell table:style-name="ce2"/>
          <table:table-cell table:number-columns-repeated="1008"/>
        </table:table-row>
        <table:table-row table:style-name="ro1">
          <table:table-cell table:style-name="ce3" office:value-type="string" calcext:value-type="string">
            <text:p>dx</text:p>
          </table:table-cell>
          <table:table-cell table:style-name="ce3" office:value-type="string" calcext:value-type="string">
            <text:p>Numpts/seed</text:p>
          </table:table-cell>
          <table:table-cell table:style-name="ce3" office:value-type="string" calcext:value-type="string">
            <text:p>hFideal/vol</text:p>
          </table:table-cell>
          <table:table-cell table:style-name="ce3" office:value-type="string" calcext:value-type="string">
            <text:p>hphi_1</text:p>
          </table:table-cell>
          <table:table-cell table:style-name="ce3" office:value-type="string" calcext:value-type="string">
            <text:p>Hphi_2</text:p>
          </table:table-cell>
          <table:table-cell table:style-name="ce3" office:value-type="string" calcext:value-type="string">
            <text:p>hphi_3</text:p>
          </table:table-cell>
          <table:table-cell table:style-name="ce9" office:value-type="string" calcext:value-type="string">
            <text:p>hFE/vol</text:p>
          </table:table-cell>
          <table:table-cell table:style-name="ce9" office:value-type="string" calcext:value-type="string">
            <text:p>hFE/atom</text:p>
          </table:table-cell>
          <table:table-cell table:style-name="ce3" office:value-type="string" calcext:value-type="string">
            <text:p>Cphi_1</text:p>
          </table:table-cell>
          <table:table-cell table:style-name="ce3" office:value-type="string" calcext:value-type="string">
            <text:p>Cphi_2</text:p>
          </table:table-cell>
          <table:table-cell table:style-name="ce3" office:value-type="string" calcext:value-type="string">
            <text:p>Cphi_3</text:p>
          </table:table-cell>
          <table:table-cell table:style-name="ce3" office:value-type="string" calcext:value-type="string">
            <text:p>cFideal/vol</text:p>
          </table:table-cell>
          <table:table-cell table:style-name="ce3" office:value-type="string" calcext:value-type="string">
            <text:p>cExcess/vol</text:p>
          </table:table-cell>
          <table:table-cell table:style-name="ce9" office:value-type="string" calcext:value-type="string">
            <text:p>cFE/vol</text:p>
          </table:table-cell>
          <table:table-cell table:style-name="ce9" office:value-type="string" calcext:value-type="string">
            <text:p>cFE/atom</text:p>
          </table:table-cell>
          <table:table-cell table:style-name="ce10" office:value-type="string" calcext:value-type="string">
            <text:p>DiffFE/atom</text:p>
          </table:table-cell>
          <table:table-cell table:style-name="ce3" office:value-type="string" calcext:value-type="string">
            <text:p>hours</text:p>
          </table:table-cell>
          <table:table-cell table:style-name="ce13" office:value-type="string" calcext:value-type="string">
            <text:p>“Feh”</text:p>
          </table:table-cell>
          <table:table-cell table:number-columns-repeated="100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string" calcext:value-type="string">
            <text:p>400/1</text:p>
          </table:table-cell>
          <table:table-cell table:style-name="ce7" office:value-type="float" office:value="-0.389743444041456" calcext:value-type="float">
            <text:p>-0.389743444</text:p>
          </table:table-cell>
          <table:table-cell office:value-type="float" office:value="-0.00010275472656378" calcext:value-type="float">
            <text:p>-0.000102754726564</text:p>
          </table:table-cell>
          <table:table-cell office:value-type="float" office:value="0.00030591398133388" calcext:value-type="float">
            <text:p>0.000305913981334</text:p>
          </table:table-cell>
          <table:table-cell table:style-name="ce8" office:value-type="float" office:value="0.000000788254403274851" calcext:value-type="float">
            <text:p>7.88E-07</text:p>
          </table:table-cell>
          <table:table-cell office:value-type="float" office:value="-0.389334" calcext:value-type="float">
            <text:p>-0.389334</text:p>
          </table:table-cell>
          <table:table-cell office:value-type="float" office:value="-38.9334" calcext:value-type="float">
            <text:p>-38.9334</text:p>
          </table:table-cell>
          <table:table-cell table:style-name="ce4" office:value-type="float" office:value="0.0470833" calcext:value-type="float">
            <text:p>0.0470833</text:p>
          </table:table-cell>
          <table:table-cell table:style-name="ce4" office:value-type="float" office:value="-0.120547" calcext:value-type="float">
            <text:p>-0.120547</text:p>
          </table:table-cell>
          <table:table-cell table:style-name="ce4" office:value-type="float" office:value="0.00511711" calcext:value-type="float">
            <text:p>0.00511711</text:p>
          </table:table-cell>
          <table:table-cell table:style-name="ce4" office:value-type="float" office:value="-0.244621" calcext:value-type="float">
            <text:p>-0.244621</text:p>
          </table:table-cell>
          <table:table-cell table:style-name="ce4" office:value-type="float" office:value="-0.0683468" calcext:value-type="float">
            <text:p>-0.0683468</text:p>
          </table:table-cell>
          <table:table-cell table:style-name="ce4" office:value-type="float" office:value="-0.312968" calcext:value-type="float">
            <text:p>-0.312968</text:p>
          </table:table-cell>
          <table:table-cell table:style-name="ce4" office:value-type="float" office:value="-31.2968" calcext:value-type="float">
            <text:p>-31.2968</text:p>
          </table:table-cell>
          <table:table-cell office:value-type="float" office:value="7.63661" calcext:value-type="float">
            <text:p>7.63661</text:p>
          </table:table-cell>
          <table:table-cell table:style-name="ce12" office:value-type="float" office:value="0.000248" calcext:value-type="float">
            <text:p>2.48E-04</text:p>
          </table:table-cell>
          <table:table-cell table:style-name="ce4" office:value-type="string" calcext:value-type="string">
            <text:p>**</text:p>
          </table:table-cell>
          <table:table-cell table:style-name="ce14" table:number-columns-repeated="12"/>
          <table:table-cell table:number-columns-repeated="994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string" calcext:value-type="string">
            <text:p>400/1</text:p>
          </table:table-cell>
          <table:table-cell table:style-name="ce7" office:value-type="float" office:value="-0.389743444041456" calcext:value-type="float">
            <text:p>-0.389743444</text:p>
          </table:table-cell>
          <table:table-cell office:value-type="float" office:value="-0.00010275472656378" calcext:value-type="float">
            <text:p>-0.000102754726564</text:p>
          </table:table-cell>
          <table:table-cell office:value-type="float" office:value="0.00030591398133388" calcext:value-type="float">
            <text:p>0.000305913981334</text:p>
          </table:table-cell>
          <table:table-cell table:style-name="ce8" office:value-type="float" office:value="0.000000788254403274851" calcext:value-type="float">
            <text:p>7.88E-07</text:p>
          </table:table-cell>
          <table:table-cell office:value-type="float" office:value="-0.389334" calcext:value-type="float">
            <text:p>-0.389334</text:p>
          </table:table-cell>
          <table:table-cell office:value-type="float" office:value="-38.9334" calcext:value-type="float">
            <text:p>-38.9334</text:p>
          </table:table-cell>
          <table:table-cell table:style-name="ce4" office:value-type="float" office:value="0.0492357" calcext:value-type="float">
            <text:p>0.0492357</text:p>
          </table:table-cell>
          <table:table-cell table:style-name="ce4" office:value-type="float" office:value="-0.144748" calcext:value-type="float">
            <text:p>-0.144748</text:p>
          </table:table-cell>
          <table:table-cell table:style-name="ce4" office:value-type="float" office:value="0.00485293" calcext:value-type="float">
            <text:p>0.00485293</text:p>
          </table:table-cell>
          <table:table-cell table:style-name="ce4" office:value-type="float" office:value="-0.244621" calcext:value-type="float">
            <text:p>-0.244621</text:p>
          </table:table-cell>
          <table:table-cell table:style-name="ce4" office:value-type="float" office:value="-0.0906593" calcext:value-type="float">
            <text:p>-0.0906593</text:p>
          </table:table-cell>
          <table:table-cell table:style-name="ce4" office:value-type="float" office:value="-0.33528" calcext:value-type="float">
            <text:p>-0.33528</text:p>
          </table:table-cell>
          <table:table-cell table:style-name="ce4" office:value-type="float" office:value="-33.528" calcext:value-type="float">
            <text:p>-33.528</text:p>
          </table:table-cell>
          <table:table-cell office:value-type="float" office:value="5.40535" calcext:value-type="float">
            <text:p>5.40535</text:p>
          </table:table-cell>
          <table:table-cell table:style-name="ce12" office:value-type="float" office:value="0.000334" calcext:value-type="float">
            <text:p>3.34E-04</text:p>
          </table:table-cell>
          <table:table-cell table:style-name="ce4" office:value-type="string" calcext:value-type="string">
            <text:p>**</text:p>
          </table:table-cell>
          <table:table-cell table:style-name="ce14" table:number-columns-repeated="12"/>
          <table:table-cell table:number-columns-repeated="994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string" calcext:value-type="string">
            <text:p>400/1</text:p>
          </table:table-cell>
          <table:table-cell table:style-name="ce4" table:number-columns-repeated="13"/>
          <table:table-cell/>
          <table:table-cell table:style-name="ce12"/>
          <table:table-cell table:style-name="ce4"/>
          <table:table-cell table:style-name="ce14" table:number-columns-repeated="12"/>
          <table:table-cell table:number-columns-repeated="994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string" calcext:value-type="string">
            <text:p>400/1</text:p>
          </table:table-cell>
          <table:table-cell table:style-name="ce4" table:number-columns-repeated="13"/>
          <table:table-cell/>
          <table:table-cell table:style-name="ce12"/>
          <table:table-cell table:style-name="ce4"/>
          <table:table-cell table:style-name="ce14" table:number-columns-repeated="12"/>
          <table:table-cell table:number-columns-repeated="994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string" calcext:value-type="string">
            <text:p>400/1</text:p>
          </table:table-cell>
          <table:table-cell table:style-name="ce4" table:number-columns-repeated="13"/>
          <table:table-cell/>
          <table:table-cell table:style-name="ce12"/>
          <table:table-cell table:style-name="ce4"/>
          <table:table-cell table:style-name="ce14" table:number-columns-repeated="12"/>
          <table:table-cell table:number-columns-repeated="994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string" calcext:value-type="string">
            <text:p>400/1</text:p>
          </table:table-cell>
          <table:table-cell table:style-name="ce4" table:number-columns-repeated="13"/>
          <table:table-cell/>
          <table:table-cell table:style-name="ce12"/>
          <table:table-cell table:style-name="ce4"/>
          <table:table-cell table:style-name="ce14" table:number-columns-repeated="12"/>
          <table:table-cell table:number-columns-repeated="994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string" calcext:value-type="string">
            <text:p>400/1</text:p>
          </table:table-cell>
          <table:table-cell table:style-name="ce4" table:number-columns-repeated="13"/>
          <table:table-cell/>
          <table:table-cell table:style-name="ce12"/>
          <table:table-cell table:style-name="ce4"/>
          <table:table-cell table:style-name="ce14" table:number-columns-repeated="12"/>
          <table:table-cell table:number-columns-repeated="994"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string" calcext:value-type="string">
            <text:p>400/1</text:p>
          </table:table-cell>
          <table:table-cell table:style-name="ce4" table:number-columns-repeated="13"/>
          <table:table-cell/>
          <table:table-cell table:style-name="ce12"/>
          <table:table-cell table:style-name="ce4"/>
          <table:table-cell table:style-name="ce14" table:number-columns-repeated="12"/>
          <table:table-cell table:number-columns-repeated="994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string" calcext:value-type="string">
            <text:p>400/1</text:p>
          </table:table-cell>
          <table:table-cell table:style-name="ce4" table:number-columns-repeated="13"/>
          <table:table-cell/>
          <table:table-cell table:style-name="ce12"/>
          <table:table-cell table:style-name="ce4"/>
          <table:table-cell table:style-name="ce14" table:number-columns-repeated="12"/>
          <table:table-cell table:number-columns-repeated="99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string" calcext:value-type="string">
            <text:p>400/1</text:p>
          </table:table-cell>
          <table:table-cell table:style-name="ce4" table:number-columns-repeated="13"/>
          <table:table-cell/>
          <table:table-cell table:style-name="ce12"/>
          <table:table-cell table:style-name="ce4"/>
          <table:table-cell table:style-name="ce14" table:number-columns-repeated="12"/>
          <table:table-cell table:number-columns-repeated="994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string" calcext:value-type="string">
            <text:p>400/1</text:p>
          </table:table-cell>
          <table:table-cell table:style-name="ce4" table:number-columns-repeated="13"/>
          <table:table-cell/>
          <table:table-cell table:style-name="ce12"/>
          <table:table-cell table:style-name="ce4"/>
          <table:table-cell table:style-name="ce14" table:number-columns-repeated="12"/>
          <table:table-cell table:number-columns-repeated="99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string" calcext:value-type="string">
            <text:p>400/1</text:p>
          </table:table-cell>
          <table:table-cell table:style-name="ce4" table:number-columns-repeated="13"/>
          <table:table-cell/>
          <table:table-cell table:style-name="ce12"/>
          <table:table-cell table:style-name="ce4"/>
          <table:table-cell table:style-name="ce14" table:number-columns-repeated="12"/>
          <table:table-cell table:number-columns-repeated="994"/>
        </table:table-row>
        <table:table-row table:style-name="ro1">
          <table:table-cell table:style-name="ce4" office:value-type="float" office:value="0.007" calcext:value-type="float">
            <text:p>0.007</text:p>
          </table:table-cell>
          <table:table-cell table:style-name="ce4" office:value-type="string" calcext:value-type="string">
            <text:p>400/1</text:p>
          </table:table-cell>
          <table:table-cell table:style-name="ce4" table:number-columns-repeated="13"/>
          <table:table-cell/>
          <table:table-cell table:style-name="ce12"/>
          <table:table-cell table:style-name="ce4"/>
          <table:table-cell table:style-name="ce14" table:number-columns-repeated="12"/>
          <table:table-cell table:number-columns-repeated="994"/>
        </table:table-row>
        <table:table-row table:style-name="ro1">
          <table:table-cell table:style-name="ce4" office:value-type="float" office:value="0.006" calcext:value-type="float">
            <text:p>0.006</text:p>
          </table:table-cell>
          <table:table-cell table:style-name="ce4" office:value-type="string" calcext:value-type="string">
            <text:p>400/1</text:p>
          </table:table-cell>
          <table:table-cell table:style-name="ce4" table:number-columns-repeated="13"/>
          <table:table-cell/>
          <table:table-cell table:style-name="ce12"/>
          <table:table-cell table:style-name="ce4"/>
          <table:table-cell table:style-name="ce14" table:number-columns-repeated="12"/>
          <table:table-cell table:number-columns-repeated="994"/>
        </table:table-row>
        <table:table-row table:style-name="ro1" table:number-rows-repeated="3">
          <table:table-cell table:number-columns-repeated="16"/>
          <table:table-cell table:style-name="ce8"/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dx</text:p>
          </table:table-cell>
          <table:table-cell table:style-name="ce3" office:value-type="string" calcext:value-type="string">
            <text:p>Numpts/seed</text:p>
          </table:table-cell>
          <table:table-cell table:style-name="ce3" office:value-type="string" calcext:value-type="string">
            <text:p>hFideal/vol</text:p>
          </table:table-cell>
          <table:table-cell table:style-name="ce3" office:value-type="string" calcext:value-type="string">
            <text:p>hphi_1</text:p>
          </table:table-cell>
          <table:table-cell table:style-name="ce3" office:value-type="string" calcext:value-type="string">
            <text:p>Hphi_2</text:p>
          </table:table-cell>
          <table:table-cell table:style-name="ce3" office:value-type="string" calcext:value-type="string">
            <text:p>hphi_3</text:p>
          </table:table-cell>
          <table:table-cell table:style-name="ce9" office:value-type="string" calcext:value-type="string">
            <text:p>hFE/vol</text:p>
          </table:table-cell>
          <table:table-cell table:style-name="ce9" office:value-type="string" calcext:value-type="string">
            <text:p>hFE/atom</text:p>
          </table:table-cell>
          <table:table-cell table:style-name="ce3" office:value-type="string" calcext:value-type="string">
            <text:p>Cphi_1</text:p>
          </table:table-cell>
          <table:table-cell table:style-name="ce3" office:value-type="string" calcext:value-type="string">
            <text:p>Cphi_2</text:p>
          </table:table-cell>
          <table:table-cell table:style-name="ce3" office:value-type="string" calcext:value-type="string">
            <text:p>Cphi_3</text:p>
          </table:table-cell>
          <table:table-cell table:style-name="ce3" office:value-type="string" calcext:value-type="string">
            <text:p>cFideal/vol</text:p>
          </table:table-cell>
          <table:table-cell table:style-name="ce3" office:value-type="string" calcext:value-type="string">
            <text:p>cExcess/vol</text:p>
          </table:table-cell>
          <table:table-cell table:style-name="ce9" office:value-type="string" calcext:value-type="string">
            <text:p>cFE/vol</text:p>
          </table:table-cell>
          <table:table-cell table:style-name="ce9" office:value-type="string" calcext:value-type="string">
            <text:p>cFE/atom</text:p>
          </table:table-cell>
          <table:table-cell table:style-name="ce10" office:value-type="string" calcext:value-type="string">
            <text:p>DiffFE/atom</text:p>
          </table:table-cell>
          <table:table-cell table:style-name="ce3" office:value-type="string" calcext:value-type="string">
            <text:p>hours</text:p>
          </table:table-cell>
          <table:table-cell table:style-name="ce13" office:value-type="string" calcext:value-type="string">
            <text:p>“Feh”</text:p>
          </table:table-cell>
          <table:table-cell table:number-columns-repeated="100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string" calcext:value-type="string">
            <text:p>80/1</text:p>
          </table:table-cell>
          <table:table-cell table:number-columns-repeated="14"/>
          <table:table-cell table:style-name="ce8"/>
          <table:table-cell table:number-columns-repeated="1007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string" calcext:value-type="string">
            <text:p>80/1</text:p>
          </table:table-cell>
          <table:table-cell table:number-columns-repeated="14"/>
          <table:table-cell table:style-name="ce8"/>
          <table:table-cell table:number-columns-repeated="1007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string" calcext:value-type="string">
            <text:p>80/1</text:p>
          </table:table-cell>
          <table:table-cell table:number-columns-repeated="14"/>
          <table:table-cell table:style-name="ce8"/>
          <table:table-cell table:number-columns-repeated="1007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string" calcext:value-type="string">
            <text:p>80/1</text:p>
          </table:table-cell>
          <table:table-cell table:number-columns-repeated="14"/>
          <table:table-cell table:style-name="ce8"/>
          <table:table-cell table:number-columns-repeated="1007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string" calcext:value-type="string">
            <text:p>80/1</text:p>
          </table:table-cell>
          <table:table-cell table:number-columns-repeated="14"/>
          <table:table-cell table:style-name="ce8"/>
          <table:table-cell table:number-columns-repeated="1007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string" calcext:value-type="string">
            <text:p>80/1</text:p>
          </table:table-cell>
          <table:table-cell table:number-columns-repeated="14"/>
          <table:table-cell table:style-name="ce8"/>
          <table:table-cell table:number-columns-repeated="1007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string" calcext:value-type="string">
            <text:p>80/1</text:p>
          </table:table-cell>
          <table:table-cell table:number-columns-repeated="14"/>
          <table:table-cell table:style-name="ce8"/>
          <table:table-cell table:number-columns-repeated="1007"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string" calcext:value-type="string">
            <text:p>80/1</text:p>
          </table:table-cell>
          <table:table-cell table:number-columns-repeated="14"/>
          <table:table-cell table:style-name="ce8"/>
          <table:table-cell table:number-columns-repeated="1007"/>
        </table:table-row>
        <table:table-row table:style-name="ro1">
          <table:table-cell table:style-name="ce4" office:value-type="float" office:value="0.02" calcext:value-type="float">
            <text:p>0.02</text:p>
          </table:table-cell>
          <table:table-cell table:style-name="ce4" office:value-type="string" calcext:value-type="string">
            <text:p>80/1</text:p>
          </table:table-cell>
          <table:table-cell table:style-name="ce4" table:number-columns-repeated="13"/>
          <table:table-cell/>
          <table:table-cell table:style-name="ce4" table:number-columns-repeated="2"/>
          <table:table-cell table:style-name="ce15"/>
          <table:table-cell table:style-name="ce14" table:number-columns-repeated="1005"/>
        </table:table-row>
        <table:table-row table:style-name="ro1">
          <table:table-cell table:style-name="ce4" office:value-type="float" office:value="0.01" calcext:value-type="float">
            <text:p>0.01</text:p>
          </table:table-cell>
          <table:table-cell table:style-name="ce4" office:value-type="string" calcext:value-type="string">
            <text:p>80/1</text:p>
          </table:table-cell>
          <table:table-cell table:style-name="ce4" table:number-columns-repeated="13"/>
          <table:table-cell/>
          <table:table-cell table:style-name="ce4" table:number-columns-repeated="2"/>
          <table:table-cell table:style-name="ce14"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dx</text:p>
          </table:table-cell>
          <table:table-cell table:style-name="ce3" office:value-type="string" calcext:value-type="string">
            <text:p>Numpts/seed</text:p>
          </table:table-cell>
          <table:table-cell table:style-name="ce3" office:value-type="string" calcext:value-type="string">
            <text:p>hFideal/vol</text:p>
          </table:table-cell>
          <table:table-cell table:style-name="ce3" office:value-type="string" calcext:value-type="string">
            <text:p>hphi_1</text:p>
          </table:table-cell>
          <table:table-cell table:style-name="ce3" office:value-type="string" calcext:value-type="string">
            <text:p>Hphi_2</text:p>
          </table:table-cell>
          <table:table-cell table:style-name="ce3" office:value-type="string" calcext:value-type="string">
            <text:p>hphi_3</text:p>
          </table:table-cell>
          <table:table-cell table:style-name="ce9" office:value-type="string" calcext:value-type="string">
            <text:p>hFE/vol</text:p>
          </table:table-cell>
          <table:table-cell table:style-name="ce9" office:value-type="string" calcext:value-type="string">
            <text:p>hFE/atom</text:p>
          </table:table-cell>
          <table:table-cell table:style-name="ce3" office:value-type="string" calcext:value-type="string">
            <text:p>Cphi_1</text:p>
          </table:table-cell>
          <table:table-cell table:style-name="ce3" office:value-type="string" calcext:value-type="string">
            <text:p>Cphi_2</text:p>
          </table:table-cell>
          <table:table-cell table:style-name="ce3" office:value-type="string" calcext:value-type="string">
            <text:p>Cphi_3</text:p>
          </table:table-cell>
          <table:table-cell table:style-name="ce3" office:value-type="string" calcext:value-type="string">
            <text:p>cFideal/vol</text:p>
          </table:table-cell>
          <table:table-cell table:style-name="ce3" office:value-type="string" calcext:value-type="string">
            <text:p>cExcess/vol</text:p>
          </table:table-cell>
          <table:table-cell table:style-name="ce9" office:value-type="string" calcext:value-type="string">
            <text:p>cFE/vol</text:p>
          </table:table-cell>
          <table:table-cell table:style-name="ce9" office:value-type="string" calcext:value-type="string">
            <text:p>cFE/atom</text:p>
          </table:table-cell>
          <table:table-cell table:style-name="ce10" office:value-type="string" calcext:value-type="string">
            <text:p>DiffFE/atom</text:p>
          </table:table-cell>
          <table:table-cell table:style-name="ce3" office:value-type="string" calcext:value-type="string">
            <text:p>hours</text:p>
          </table:table-cell>
          <table:table-cell table:style-name="ce13" office:value-type="string" calcext:value-type="string">
            <text:p>“Feh”</text:p>
          </table:table-cell>
          <table:table-cell table:number-columns-repeated="1006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5" office:value-type="string" calcext:value-type="string">
            <text:p>8 / 1</text:p>
          </table:table-cell>
          <table:table-cell table:number-columns-repeated="14"/>
          <table:table-cell table:style-name="ce8"/>
          <table:table-cell table:number-columns-repeated="1007"/>
        </table:table-row>
        <table:table-row table:style-name="ro1">
          <table:table-cell table:style-name="ce4" office:value-type="float" office:value="0.09" calcext:value-type="float">
            <text:p>0.09</text:p>
          </table:table-cell>
          <table:table-cell table:style-name="ce6" office:value-type="string" calcext:value-type="string">
            <text:p>8 / 1</text:p>
          </table:table-cell>
          <table:table-cell table:style-name="ce4" table:number-columns-repeated="13"/>
          <table:table-cell/>
          <table:table-cell table:style-name="ce4" table:number-columns-repeated="2"/>
          <table:table-cell table:style-name="ce15"/>
          <table:table-cell table:style-name="ce14" table:number-columns-repeated="1005"/>
        </table:table-row>
        <table:table-row table:style-name="ro1">
          <table:table-cell table:style-name="ce4" office:value-type="float" office:value="0.08" calcext:value-type="float">
            <text:p>0.08</text:p>
          </table:table-cell>
          <table:table-cell table:style-name="ce6" office:value-type="string" calcext:value-type="string">
            <text:p>8 / 1</text:p>
          </table:table-cell>
          <table:table-cell table:style-name="ce4" table:number-columns-repeated="13"/>
          <table:table-cell/>
          <table:table-cell table:style-name="ce12"/>
          <table:table-cell table:style-name="ce4"/>
          <table:table-cell table:style-name="ce14"/>
          <table:table-cell table:number-columns-repeated="1005"/>
        </table:table-row>
        <table:table-row table:style-name="ro1">
          <table:table-cell table:style-name="ce4" office:value-type="float" office:value="0.07" calcext:value-type="float">
            <text:p>0.07</text:p>
          </table:table-cell>
          <table:table-cell table:style-name="ce6" office:value-type="string" calcext:value-type="string">
            <text:p>8 / 1</text:p>
          </table:table-cell>
          <table:table-cell table:style-name="ce4" table:number-columns-repeated="13"/>
          <table:table-cell/>
          <table:table-cell table:style-name="ce4" table:number-columns-repeated="2"/>
          <table:table-cell table:style-name="ce14" table:number-columns-repeated="1006"/>
        </table:table-row>
        <table:table-row table:style-name="ro1">
          <table:table-cell table:style-name="ce4" office:value-type="float" office:value="0.06" calcext:value-type="float">
            <text:p>0.06</text:p>
          </table:table-cell>
          <table:table-cell table:style-name="ce6" office:value-type="string" calcext:value-type="string">
            <text:p>8 / 1</text:p>
          </table:table-cell>
          <table:table-cell table:style-name="ce4" table:number-columns-repeated="13"/>
          <table:table-cell/>
          <table:table-cell table:style-name="ce4" table:number-columns-repeated="2"/>
          <table:table-cell table:style-name="ce14" table:number-columns-repeated="1006"/>
        </table:table-row>
        <table:table-row table:style-name="ro1">
          <table:table-cell table:style-name="ce4" office:value-type="float" office:value="0.05" calcext:value-type="float">
            <text:p>0.05</text:p>
          </table:table-cell>
          <table:table-cell table:style-name="ce6" office:value-type="string" calcext:value-type="string">
            <text:p>8 / 1</text:p>
          </table:table-cell>
          <table:table-cell table:style-name="ce4" table:number-columns-repeated="13"/>
          <table:table-cell/>
          <table:table-cell table:style-name="ce4" table:number-columns-repeated="2"/>
          <table:table-cell table:style-name="ce15"/>
          <table:table-cell table:style-name="ce14" table:number-columns-repeated="1005"/>
        </table:table-row>
        <table:table-row table:style-name="ro1">
          <table:table-cell table:style-name="ce4" office:value-type="float" office:value="0.04" calcext:value-type="float">
            <text:p>0.04</text:p>
          </table:table-cell>
          <table:table-cell table:style-name="ce6" office:value-type="string" calcext:value-type="string">
            <text:p>8 / 1</text:p>
          </table:table-cell>
          <table:table-cell table:style-name="ce4" table:number-columns-repeated="13"/>
          <table:table-cell/>
          <table:table-cell table:style-name="ce4" table:number-columns-repeated="2"/>
          <table:table-cell table:style-name="ce14" table:number-columns-repeated="1006"/>
        </table:table-row>
        <table:table-row table:style-name="ro1">
          <table:table-cell table:style-name="ce4" office:value-type="float" office:value="0.03" calcext:value-type="float">
            <text:p>0.03</text:p>
          </table:table-cell>
          <table:table-cell table:style-name="ce6" office:value-type="string" calcext:value-type="string">
            <text:p>8 / 1</text:p>
          </table:table-cell>
          <table:table-cell table:style-name="ce4" table:number-columns-repeated="13"/>
          <table:table-cell/>
          <table:table-cell table:style-name="ce4" table:number-columns-repeated="2"/>
          <table:table-cell table:style-name="ce14" table:number-columns-repeated="1006"/>
        </table:table-row>
        <table:table-row table:style-name="ro1">
          <table:table-cell table:style-name="ce4" office:value-type="float" office:value="0.02" calcext:value-type="float">
            <text:p>0.02</text:p>
          </table:table-cell>
          <table:table-cell table:style-name="ce6" office:value-type="string" calcext:value-type="string">
            <text:p>8 / 1</text:p>
          </table:table-cell>
          <table:table-cell table:style-name="ce4" table:number-columns-repeated="13"/>
          <table:table-cell/>
          <table:table-cell table:style-name="ce4" table:number-columns-repeated="2"/>
          <table:table-cell table:style-name="ce14" table:number-columns-repeated="1006"/>
        </table:table-row>
        <table:table-row table:style-name="ro1">
          <table:table-cell table:style-name="ce4" office:value-type="float" office:value="0.01" calcext:value-type="float">
            <text:p>0.01</text:p>
          </table:table-cell>
          <table:table-cell table:style-name="ce6" office:value-type="string" calcext:value-type="string">
            <text:p>8 / 1</text:p>
          </table:table-cell>
          <table:table-cell table:style-name="ce4" table:number-columns-repeated="13"/>
          <table:table-cell/>
          <table:table-cell table:style-name="ce4" table:number-columns-repeated="2"/>
          <table:table-cell table:style-name="ce16"/>
          <table:table-cell table:style-name="ce14" table:number-columns-repeated="1005"/>
        </table:table-row>
        <table:table-row table:style-name="ro1">
          <table:table-cell table:style-name="ce3"/>
          <table:table-cell table:style-name="ce5"/>
          <table:table-cell table:style-name="ce3" table:number-columns-repeated="6"/>
          <table:table-cell table:number-columns-repeated="1016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4" loext:min-decimal-places="4" number:min-integer-digits="1" number:grouping="true"/>
    </number:number-style>
    <number:number-style style:name="N124">
      <number:number number:decimal-places="5" loext:min-decimal-places="5" number:min-integer-digits="1" number:grouping="true"/>
    </number:number-style>
    <number:number-style style:name="N125">
      <number:number number:decimal-places="6" loext:min-decimal-places="6" number:min-integer-digits="1" number:grouping="true"/>
    </number:number-style>
    <number:number-style style:name="N126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7" loext:min-decimal-places="17" number:min-integer-digits="1"/>
    </number:number-style>
    <number:number-style style:name="N129">
      <number:number number:decimal-places="7" loext:min-decimal-places="7" number:min-integer-digits="1" number:grouping="true"/>
    </number:number-style>
    <number:number-style style:name="N130">
      <number:number number:decimal-places="8" loext:min-decimal-places="8" number:min-integer-digits="1" number:grouping="true"/>
    </number:number-style>
    <number:number-style style:name="N131">
      <number:number number:decimal-places="9" loext:min-decimal-places="9" number:min-integer-digits="1" number:grouping="true"/>
    </number:number-style>
    <number:number-style style:name="N132">
      <number:number number:decimal-places="10" loext:min-decimal-places="10" number:min-integer-digits="1" number:grouping="true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8">00/00/0000</text:date>, <text:time style:data-style-name="N2" text:time-value="08:01:54.3861132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1T20:54:46.044931041</meta:creation-date>
    <dc:date>2018-05-18T09:56:09.672501601</dc:date>
    <meta:editing-duration>P4DT10H47M50S</meta:editing-duration>
    <meta:editing-cycles>276</meta:editing-cycles>
    <meta:generator>LibreOffice/5.2.7.2$Linux_X86_64 LibreOffice_project/20m0$Build-2</meta:generator>
    <meta:document-statistic meta:table-count="1" meta:cell-count="720" meta:object-count="0"/>
  </office:meta>
</office:document-meta>
</file>